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8.53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16817" calcext:value-type="float">
            <text:p>116817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63283" calcext:value-type="float">
            <text:p>63283</text:p>
          </table:table-cell>
        </table:table-row>
        <table:table-row table:style-name="ro1">
          <table:table-cell office:value-type="float" office:value="62281" calcext:value-type="float">
            <text:p>62281</text:p>
          </table:table-cell>
        </table:table-row>
        <table:table-row table:style-name="ro1">
          <table:table-cell office:value-type="float" office:value="59338" calcext:value-type="float">
            <text:p>59338</text:p>
          </table:table-cell>
        </table:table-row>
        <table:table-row table:style-name="ro1">
          <table:table-cell office:value-type="float" office:value="58728" calcext:value-type="float">
            <text:p>58728</text:p>
          </table:table-cell>
        </table:table-row>
        <table:table-row table:style-name="ro1">
          <table:table-cell office:value-type="float" office:value="64048" calcext:value-type="float">
            <text:p>64048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</table:table-row>
        <table:table-row table:style-name="ro1">
          <table:table-cell office:value-type="float" office:value="58036" calcext:value-type="float">
            <text:p>58036</text:p>
          </table:table-cell>
        </table:table-row>
        <table:table-row table:style-name="ro1">
          <table:table-cell office:value-type="float" office:value="66495" calcext:value-type="float">
            <text:p>66495</text:p>
          </table:table-cell>
        </table:table-row>
        <table:table-row table:style-name="ro1">
          <table:table-cell office:value-type="float" office:value="95320" calcext:value-type="float">
            <text:p>95320</text:p>
          </table:table-cell>
        </table:table-row>
        <table:table-row table:style-name="ro1">
          <table:table-cell office:value-type="float" office:value="135714" calcext:value-type="float">
            <text:p>135714</text:p>
          </table:table-cell>
        </table:table-row>
        <table:table-row table:style-name="ro1">
          <table:table-cell office:value-type="float" office:value="135420" calcext:value-type="float">
            <text:p>135420</text:p>
          </table:table-cell>
        </table:table-row>
        <table:table-row table:style-name="ro1">
          <table:table-cell office:value-type="float" office:value="131020" calcext:value-type="float">
            <text:p>131020</text:p>
          </table:table-cell>
        </table:table-row>
        <table:table-row table:style-name="ro1">
          <table:table-cell office:value-type="float" office:value="137709" calcext:value-type="float">
            <text:p>137709</text:p>
          </table:table-cell>
        </table:table-row>
        <table:table-row table:style-name="ro1">
          <table:table-cell office:value-type="float" office:value="141766" calcext:value-type="float">
            <text:p>141766</text:p>
          </table:table-cell>
        </table:table-row>
        <table:table-row table:style-name="ro1">
          <table:table-cell office:value-type="float" office:value="136510" calcext:value-type="float">
            <text:p>136510</text:p>
          </table:table-cell>
        </table:table-row>
        <table:table-row table:style-name="ro1">
          <table:table-cell office:value-type="float" office:value="136332" calcext:value-type="float">
            <text:p>136332</text:p>
          </table:table-cell>
        </table:table-row>
        <table:table-row table:style-name="ro1">
          <table:table-cell office:value-type="float" office:value="134330" calcext:value-type="float">
            <text:p>134330</text:p>
          </table:table-cell>
        </table:table-row>
        <table:table-row table:style-name="ro1">
          <table:table-cell office:value-type="float" office:value="135737" calcext:value-type="float">
            <text:p>135737</text:p>
          </table:table-cell>
        </table:table-row>
        <table:table-row table:style-name="ro1">
          <table:table-cell office:value-type="float" office:value="137653" calcext:value-type="float">
            <text:p>137653</text:p>
          </table:table-cell>
        </table:table-row>
        <table:table-row table:style-name="ro1">
          <table:table-cell office:value-type="float" office:value="135832" calcext:value-type="float">
            <text:p>135832</text:p>
          </table:table-cell>
        </table:table-row>
        <table:table-row table:style-name="ro1">
          <table:table-cell office:value-type="float" office:value="141699" calcext:value-type="float">
            <text:p>141699</text:p>
          </table:table-cell>
        </table:table-row>
        <table:table-row table:style-name="ro1">
          <table:table-cell office:value-type="float" office:value="136895" calcext:value-type="float">
            <text:p>136895</text:p>
          </table:table-cell>
        </table:table-row>
        <table:table-row table:style-name="ro1">
          <table:table-cell office:value-type="float" office:value="140810" calcext:value-type="float">
            <text:p>140810</text:p>
          </table:table-cell>
        </table:table-row>
        <table:table-row table:style-name="ro1">
          <table:table-cell office:value-type="float" office:value="133967" calcext:value-type="float">
            <text:p>133967</text:p>
          </table:table-cell>
        </table:table-row>
        <table:table-row table:style-name="ro1">
          <table:table-cell office:value-type="float" office:value="133491" calcext:value-type="float">
            <text:p>133491</text:p>
          </table:table-cell>
        </table:table-row>
        <table:table-row table:style-name="ro1">
          <table:table-cell office:value-type="float" office:value="140573" calcext:value-type="float">
            <text:p>140573</text:p>
          </table:table-cell>
        </table:table-row>
        <table:table-row table:style-name="ro1">
          <table:table-cell office:value-type="float" office:value="136623" calcext:value-type="float">
            <text:p>136623</text:p>
          </table:table-cell>
        </table:table-row>
        <table:table-row table:style-name="ro1">
          <table:table-cell office:value-type="float" office:value="134118" calcext:value-type="float">
            <text:p>134118</text:p>
          </table:table-cell>
        </table:table-row>
        <table:table-row table:style-name="ro1">
          <table:table-cell office:value-type="float" office:value="135605" calcext:value-type="float">
            <text:p>135605</text:p>
          </table:table-cell>
        </table:table-row>
        <table:table-row table:style-name="ro1">
          <table:table-cell office:value-type="float" office:value="139650" calcext:value-type="float">
            <text:p>139650</text:p>
          </table:table-cell>
        </table:table-row>
        <table:table-row table:style-name="ro1">
          <table:table-cell office:value-type="float" office:value="130206" calcext:value-type="float">
            <text:p>130206</text:p>
          </table:table-cell>
        </table:table-row>
        <table:table-row table:style-name="ro1">
          <table:table-cell office:value-type="float" office:value="134104" calcext:value-type="float">
            <text:p>134104</text:p>
          </table:table-cell>
        </table:table-row>
        <table:table-row table:style-name="ro1">
          <table:table-cell office:value-type="float" office:value="140182" calcext:value-type="float">
            <text:p>140182</text:p>
          </table:table-cell>
        </table:table-row>
        <table:table-row table:style-name="ro1">
          <table:table-cell office:value-type="float" office:value="141250" calcext:value-type="float">
            <text:p>141250</text:p>
          </table:table-cell>
        </table:table-row>
        <table:table-row table:style-name="ro1">
          <table:table-cell office:value-type="float" office:value="146299" calcext:value-type="float">
            <text:p>146299</text:p>
          </table:table-cell>
        </table:table-row>
        <table:table-row table:style-name="ro1">
          <table:table-cell office:value-type="float" office:value="145437" calcext:value-type="float">
            <text:p>145437</text:p>
          </table:table-cell>
        </table:table-row>
        <table:table-row table:style-name="ro1">
          <table:table-cell office:value-type="float" office:value="142898" calcext:value-type="float">
            <text:p>142898</text:p>
          </table:table-cell>
        </table:table-row>
        <table:table-row table:style-name="ro1">
          <table:table-cell office:value-type="float" office:value="132035" calcext:value-type="float">
            <text:p>132035</text:p>
          </table:table-cell>
        </table:table-row>
        <table:table-row table:style-name="ro1">
          <table:table-cell office:value-type="float" office:value="135392" calcext:value-type="float">
            <text:p>135392</text:p>
          </table:table-cell>
        </table:table-row>
        <table:table-row table:style-name="ro1">
          <table:table-cell office:value-type="float" office:value="132863" calcext:value-type="float">
            <text:p>132863</text:p>
          </table:table-cell>
        </table:table-row>
        <table:table-row table:style-name="ro1">
          <table:table-cell office:value-type="float" office:value="140516" calcext:value-type="float">
            <text:p>140516</text:p>
          </table:table-cell>
        </table:table-row>
        <table:table-row table:style-name="ro1">
          <table:table-cell office:value-type="float" office:value="134506" calcext:value-type="float">
            <text:p>134506</text:p>
          </table:table-cell>
        </table:table-row>
        <table:table-row table:style-name="ro1">
          <table:table-cell office:value-type="float" office:value="132486" calcext:value-type="float">
            <text:p>132486</text:p>
          </table:table-cell>
        </table:table-row>
        <table:table-row table:style-name="ro1">
          <table:table-cell office:value-type="float" office:value="133688" calcext:value-type="float">
            <text:p>133688</text:p>
          </table:table-cell>
        </table:table-row>
        <table:table-row table:style-name="ro1">
          <table:table-cell office:value-type="float" office:value="147233" calcext:value-type="float">
            <text:p>147233</text:p>
          </table:table-cell>
        </table:table-row>
        <table:table-row table:style-name="ro1">
          <table:table-cell office:value-type="float" office:value="132214" calcext:value-type="float">
            <text:p>132214</text:p>
          </table:table-cell>
        </table:table-row>
        <table:table-row table:style-name="ro1">
          <table:table-cell office:value-type="float" office:value="142825" calcext:value-type="float">
            <text:p>142825</text:p>
          </table:table-cell>
        </table:table-row>
        <table:table-row table:style-name="ro1">
          <table:table-cell office:value-type="float" office:value="137575" calcext:value-type="float">
            <text:p>137575</text:p>
          </table:table-cell>
        </table:table-row>
        <table:table-row table:style-name="ro1">
          <table:table-cell office:value-type="float" office:value="150408" calcext:value-type="float">
            <text:p>150408</text:p>
          </table:table-cell>
        </table:table-row>
        <table:table-row table:style-name="ro1">
          <table:table-cell office:value-type="float" office:value="145033" calcext:value-type="float">
            <text:p>145033</text:p>
          </table:table-cell>
        </table:table-row>
        <table:table-row table:style-name="ro1">
          <table:table-cell office:value-type="float" office:value="134085" calcext:value-type="float">
            <text:p>134085</text:p>
          </table:table-cell>
        </table:table-row>
        <table:table-row table:style-name="ro1">
          <table:table-cell office:value-type="float" office:value="135981" calcext:value-type="float">
            <text:p>135981</text:p>
          </table:table-cell>
        </table:table-row>
        <table:table-row table:style-name="ro1">
          <table:table-cell office:value-type="float" office:value="131933" calcext:value-type="float">
            <text:p>131933</text:p>
          </table:table-cell>
        </table:table-row>
        <table:table-row table:style-name="ro1">
          <table:table-cell office:value-type="float" office:value="137127" calcext:value-type="float">
            <text:p>137127</text:p>
          </table:table-cell>
        </table:table-row>
        <table:table-row table:style-name="ro1">
          <table:table-cell office:value-type="float" office:value="140801" calcext:value-type="float">
            <text:p>140801</text:p>
          </table:table-cell>
        </table:table-row>
        <table:table-row table:style-name="ro1">
          <table:table-cell office:value-type="float" office:value="141601" calcext:value-type="float">
            <text:p>141601</text:p>
          </table:table-cell>
        </table:table-row>
        <table:table-row table:style-name="ro1">
          <table:table-cell office:value-type="float" office:value="142401" calcext:value-type="float">
            <text:p>142401</text:p>
          </table:table-cell>
        </table:table-row>
        <table:table-row table:style-name="ro1">
          <table:table-cell office:value-type="float" office:value="146330" calcext:value-type="float">
            <text:p>146330</text:p>
          </table:table-cell>
        </table:table-row>
        <table:table-row table:style-name="ro1">
          <table:table-cell office:value-type="float" office:value="139909" calcext:value-type="float">
            <text:p>139909</text:p>
          </table:table-cell>
        </table:table-row>
        <table:table-row table:style-name="ro1">
          <table:table-cell office:value-type="float" office:value="138266" calcext:value-type="float">
            <text:p>138266</text:p>
          </table:table-cell>
        </table:table-row>
        <table:table-row table:style-name="ro1">
          <table:table-cell office:value-type="float" office:value="136638" calcext:value-type="float">
            <text:p>136638</text:p>
          </table:table-cell>
        </table:table-row>
        <table:table-row table:style-name="ro1">
          <table:table-cell office:value-type="float" office:value="140349" calcext:value-type="float">
            <text:p>140349</text:p>
          </table:table-cell>
        </table:table-row>
        <table:table-row table:style-name="ro1">
          <table:table-cell office:value-type="float" office:value="142352" calcext:value-type="float">
            <text:p>142352</text:p>
          </table:table-cell>
        </table:table-row>
        <table:table-row table:style-name="ro1">
          <table:table-cell office:value-type="float" office:value="134391" calcext:value-type="float">
            <text:p>134391</text:p>
          </table:table-cell>
        </table:table-row>
        <table:table-row table:style-name="ro1">
          <table:table-cell office:value-type="float" office:value="135454" calcext:value-type="float">
            <text:p>135454</text:p>
          </table:table-cell>
        </table:table-row>
        <table:table-row table:style-name="ro1">
          <table:table-cell office:value-type="float" office:value="133929" calcext:value-type="float">
            <text:p>133929</text:p>
          </table:table-cell>
        </table:table-row>
        <table:table-row table:style-name="ro1">
          <table:table-cell office:value-type="float" office:value="130647" calcext:value-type="float">
            <text:p>130647</text:p>
          </table:table-cell>
        </table:table-row>
        <table:table-row table:style-name="ro1">
          <table:table-cell office:value-type="float" office:value="134595" calcext:value-type="float">
            <text:p>134595</text:p>
          </table:table-cell>
        </table:table-row>
        <table:table-row table:style-name="ro1">
          <table:table-cell office:value-type="float" office:value="135250" calcext:value-type="float">
            <text:p>135250</text:p>
          </table:table-cell>
        </table:table-row>
        <table:table-row table:style-name="ro1">
          <table:table-cell office:value-type="float" office:value="130601" calcext:value-type="float">
            <text:p>130601</text:p>
          </table:table-cell>
        </table:table-row>
        <table:table-row table:style-name="ro1">
          <table:table-cell office:value-type="float" office:value="133556" calcext:value-type="float">
            <text:p>133556</text:p>
          </table:table-cell>
        </table:table-row>
        <table:table-row table:style-name="ro1">
          <table:table-cell office:value-type="float" office:value="130677" calcext:value-type="float">
            <text:p>130677</text:p>
          </table:table-cell>
        </table:table-row>
        <table:table-row table:style-name="ro1">
          <table:table-cell office:value-type="float" office:value="130908" calcext:value-type="float">
            <text:p>130908</text:p>
          </table:table-cell>
        </table:table-row>
        <table:table-row table:style-name="ro1">
          <table:table-cell office:value-type="float" office:value="128410" calcext:value-type="float">
            <text:p>128410</text:p>
          </table:table-cell>
        </table:table-row>
        <table:table-row table:style-name="ro1">
          <table:table-cell office:value-type="float" office:value="130350" calcext:value-type="float">
            <text:p>130350</text:p>
          </table:table-cell>
        </table:table-row>
        <table:table-row table:style-name="ro1">
          <table:table-cell office:value-type="float" office:value="129012" calcext:value-type="float">
            <text:p>129012</text:p>
          </table:table-cell>
        </table:table-row>
        <table:table-row table:style-name="ro1">
          <table:table-cell office:value-type="float" office:value="130715" calcext:value-type="float">
            <text:p>130715</text:p>
          </table:table-cell>
        </table:table-row>
        <table:table-row table:style-name="ro1">
          <table:table-cell office:value-type="float" office:value="127183" calcext:value-type="float">
            <text:p>127183</text:p>
          </table:table-cell>
        </table:table-row>
        <table:table-row table:style-name="ro1">
          <table:table-cell office:value-type="float" office:value="128696" calcext:value-type="float">
            <text:p>128696</text:p>
          </table:table-cell>
        </table:table-row>
        <table:table-row table:style-name="ro1">
          <table:table-cell office:value-type="float" office:value="128521" calcext:value-type="float">
            <text:p>128521</text:p>
          </table:table-cell>
        </table:table-row>
        <table:table-row table:style-name="ro1">
          <table:table-cell office:value-type="float" office:value="127469" calcext:value-type="float">
            <text:p>127469</text:p>
          </table:table-cell>
        </table:table-row>
        <table:table-row table:style-name="ro1">
          <table:table-cell office:value-type="float" office:value="126666" calcext:value-type="float">
            <text:p>126666</text:p>
          </table:table-cell>
        </table:table-row>
        <table:table-row table:style-name="ro1">
          <table:table-cell office:value-type="float" office:value="127819" calcext:value-type="float">
            <text:p>127819</text:p>
          </table:table-cell>
        </table:table-row>
        <table:table-row table:style-name="ro1">
          <table:table-cell office:value-type="float" office:value="126959" calcext:value-type="float">
            <text:p>126959</text:p>
          </table:table-cell>
        </table:table-row>
        <table:table-row table:style-name="ro1">
          <table:table-cell office:value-type="float" office:value="127414" calcext:value-type="float">
            <text:p>127414</text:p>
          </table:table-cell>
        </table:table-row>
        <table:table-row table:style-name="ro1">
          <table:table-cell office:value-type="float" office:value="129201" calcext:value-type="float">
            <text:p>129201</text:p>
          </table:table-cell>
        </table:table-row>
        <table:table-row table:style-name="ro1">
          <table:table-cell office:value-type="float" office:value="129503" calcext:value-type="float">
            <text:p>129503</text:p>
          </table:table-cell>
        </table:table-row>
        <table:table-row table:style-name="ro1">
          <table:table-cell office:value-type="float" office:value="128197" calcext:value-type="float">
            <text:p>128197</text:p>
          </table:table-cell>
        </table:table-row>
        <table:table-row table:style-name="ro1">
          <table:table-cell office:value-type="float" office:value="127997" calcext:value-type="float">
            <text:p>127997</text:p>
          </table:table-cell>
        </table:table-row>
        <table:table-row table:style-name="ro1">
          <table:table-cell office:value-type="float" office:value="128232" calcext:value-type="float">
            <text:p>128232</text:p>
          </table:table-cell>
        </table:table-row>
        <table:table-row table:style-name="ro1">
          <table:table-cell office:value-type="float" office:value="133962" calcext:value-type="float">
            <text:p>133962</text:p>
          </table:table-cell>
        </table:table-row>
        <table:table-row table:style-name="ro1">
          <table:table-cell office:value-type="float" office:value="129269" calcext:value-type="float">
            <text:p>129269</text:p>
          </table:table-cell>
        </table:table-row>
        <table:table-row table:style-name="ro1">
          <table:table-cell office:value-type="float" office:value="127439" calcext:value-type="float">
            <text:p>127439</text:p>
          </table:table-cell>
        </table:table-row>
        <table:table-row table:style-name="ro1">
          <table:table-cell office:value-type="float" office:value="132062" calcext:value-type="float">
            <text:p>132062</text:p>
          </table:table-cell>
        </table:table-row>
        <table:table-row table:style-name="ro1">
          <table:table-cell office:value-type="float" office:value="127989" calcext:value-type="float">
            <text:p>127989</text:p>
          </table:table-cell>
        </table:table-row>
        <table:table-row table:style-name="ro1">
          <table:table-cell office:value-type="float" office:value="132610" calcext:value-type="float">
            <text:p>132610</text:p>
          </table:table-cell>
        </table:table-row>
        <table:table-row table:style-name="ro1">
          <table:table-cell office:value-type="float" office:value="145125" calcext:value-type="float">
            <text:p>145125</text:p>
          </table:table-cell>
        </table:table-row>
        <table:table-row table:style-name="ro1">
          <table:table-cell office:value-type="float" office:value="144099" calcext:value-type="float">
            <text:p>144099</text:p>
          </table:table-cell>
        </table:table-row>
        <table:table-row table:style-name="ro1">
          <table:table-cell office:value-type="float" office:value="150948" calcext:value-type="float">
            <text:p>150948</text:p>
          </table:table-cell>
        </table:table-row>
        <table:table-row table:style-name="ro1">
          <table:table-cell office:value-type="float" office:value="165395" calcext:value-type="float">
            <text:p>165395</text:p>
          </table:table-cell>
        </table:table-row>
        <table:table-row table:style-name="ro1">
          <table:table-cell office:value-type="float" office:value="149350" calcext:value-type="float">
            <text:p>149350</text:p>
          </table:table-cell>
        </table:table-row>
        <table:table-row table:style-name="ro1">
          <table:table-cell office:value-type="float" office:value="153359" calcext:value-type="float">
            <text:p>153359</text:p>
          </table:table-cell>
        </table:table-row>
        <table:table-row table:style-name="ro1">
          <table:table-cell office:value-type="float" office:value="162022" calcext:value-type="float">
            <text:p>162022</text:p>
          </table:table-cell>
        </table:table-row>
        <table:table-row table:style-name="ro1">
          <table:table-cell office:value-type="float" office:value="145153" calcext:value-type="float">
            <text:p>145153</text:p>
          </table:table-cell>
        </table:table-row>
        <table:table-row table:style-name="ro1">
          <table:table-cell office:value-type="float" office:value="145383" calcext:value-type="float">
            <text:p>145383</text:p>
          </table:table-cell>
        </table:table-row>
        <table:table-row table:style-name="ro1">
          <table:table-cell office:value-type="float" office:value="145400" calcext:value-type="float">
            <text:p>145400</text:p>
          </table:table-cell>
        </table:table-row>
        <table:table-row table:style-name="ro1">
          <table:table-cell office:value-type="float" office:value="146711" calcext:value-type="float">
            <text:p>146711</text:p>
          </table:table-cell>
        </table:table-row>
        <table:table-row table:style-name="ro1">
          <table:table-cell office:value-type="float" office:value="146822" calcext:value-type="float">
            <text:p>146822</text:p>
          </table:table-cell>
        </table:table-row>
        <table:table-row table:style-name="ro1">
          <table:table-cell office:value-type="float" office:value="158629" calcext:value-type="float">
            <text:p>158629</text:p>
          </table:table-cell>
        </table:table-row>
        <table:table-row table:style-name="ro1">
          <table:table-cell office:value-type="float" office:value="145770" calcext:value-type="float">
            <text:p>145770</text:p>
          </table:table-cell>
        </table:table-row>
        <table:table-row table:style-name="ro1">
          <table:table-cell office:value-type="float" office:value="145993" calcext:value-type="float">
            <text:p>145993</text:p>
          </table:table-cell>
        </table:table-row>
        <table:table-row table:style-name="ro1">
          <table:table-cell office:value-type="float" office:value="144798" calcext:value-type="float">
            <text:p>144798</text:p>
          </table:table-cell>
        </table:table-row>
        <table:table-row table:style-name="ro1">
          <table:table-cell office:value-type="float" office:value="144471" calcext:value-type="float">
            <text:p>144471</text:p>
          </table:table-cell>
        </table:table-row>
        <table:table-row table:style-name="ro1">
          <table:table-cell office:value-type="float" office:value="144336" calcext:value-type="float">
            <text:p>144336</text:p>
          </table:table-cell>
        </table:table-row>
        <table:table-row table:style-name="ro1">
          <table:table-cell office:value-type="float" office:value="146432" calcext:value-type="float">
            <text:p>146432</text:p>
          </table:table-cell>
        </table:table-row>
        <table:table-row table:style-name="ro1">
          <table:table-cell office:value-type="float" office:value="147048" calcext:value-type="float">
            <text:p>147048</text:p>
          </table:table-cell>
        </table:table-row>
        <table:table-row table:style-name="ro1">
          <table:table-cell office:value-type="float" office:value="147728" calcext:value-type="float">
            <text:p>147728</text:p>
          </table:table-cell>
        </table:table-row>
        <table:table-row table:style-name="ro1">
          <table:table-cell office:value-type="float" office:value="145289" calcext:value-type="float">
            <text:p>145289</text:p>
          </table:table-cell>
        </table:table-row>
        <table:table-row table:style-name="ro1">
          <table:table-cell office:value-type="float" office:value="146069" calcext:value-type="float">
            <text:p>146069</text:p>
          </table:table-cell>
        </table:table-row>
        <table:table-row table:style-name="ro1">
          <table:table-cell office:value-type="float" office:value="145923" calcext:value-type="float">
            <text:p>145923</text:p>
          </table:table-cell>
        </table:table-row>
        <table:table-row table:style-name="ro1">
          <table:table-cell office:value-type="float" office:value="149078" calcext:value-type="float">
            <text:p>149078</text:p>
          </table:table-cell>
        </table:table-row>
        <table:table-row table:style-name="ro1">
          <table:table-cell office:value-type="float" office:value="159722" calcext:value-type="float">
            <text:p>159722</text:p>
          </table:table-cell>
        </table:table-row>
        <table:table-row table:style-name="ro1">
          <table:table-cell office:value-type="float" office:value="154232" calcext:value-type="float">
            <text:p>154232</text:p>
          </table:table-cell>
        </table:table-row>
        <table:table-row table:style-name="ro1">
          <table:table-cell office:value-type="float" office:value="161023" calcext:value-type="float">
            <text:p>161023</text:p>
          </table:table-cell>
        </table:table-row>
        <table:table-row table:style-name="ro1">
          <table:table-cell office:value-type="float" office:value="147952" calcext:value-type="float">
            <text:p>147952</text:p>
          </table:table-cell>
        </table:table-row>
        <table:table-row table:style-name="ro1">
          <table:table-cell office:value-type="float" office:value="148073" calcext:value-type="float">
            <text:p>148073</text:p>
          </table:table-cell>
        </table:table-row>
        <table:table-row table:style-name="ro1">
          <table:table-cell office:value-type="float" office:value="145225" calcext:value-type="float">
            <text:p>145225</text:p>
          </table:table-cell>
        </table:table-row>
        <table:table-row table:style-name="ro1">
          <table:table-cell office:value-type="float" office:value="145633" calcext:value-type="float">
            <text:p>145633</text:p>
          </table:table-cell>
        </table:table-row>
        <table:table-row table:style-name="ro1">
          <table:table-cell office:value-type="float" office:value="145772" calcext:value-type="float">
            <text:p>145772</text:p>
          </table:table-cell>
        </table:table-row>
        <table:table-row table:style-name="ro1">
          <table:table-cell office:value-type="float" office:value="147890" calcext:value-type="float">
            <text:p>147890</text:p>
          </table:table-cell>
        </table:table-row>
        <table:table-row table:style-name="ro1">
          <table:table-cell office:value-type="float" office:value="150299" calcext:value-type="float">
            <text:p>150299</text:p>
          </table:table-cell>
        </table:table-row>
        <table:table-row table:style-name="ro1">
          <table:table-cell office:value-type="float" office:value="147133" calcext:value-type="float">
            <text:p>147133</text:p>
          </table:table-cell>
        </table:table-row>
        <table:table-row table:style-name="ro1">
          <table:table-cell office:value-type="float" office:value="149662" calcext:value-type="float">
            <text:p>149662</text:p>
          </table:table-cell>
        </table:table-row>
        <table:table-row table:style-name="ro1">
          <table:table-cell office:value-type="float" office:value="157649" calcext:value-type="float">
            <text:p>157649</text:p>
          </table:table-cell>
        </table:table-row>
        <table:table-row table:style-name="ro1">
          <table:table-cell office:value-type="float" office:value="152468" calcext:value-type="float">
            <text:p>152468</text:p>
          </table:table-cell>
        </table:table-row>
        <table:table-row table:style-name="ro1">
          <table:table-cell office:value-type="float" office:value="157184" calcext:value-type="float">
            <text:p>157184</text:p>
          </table:table-cell>
        </table:table-row>
        <table:table-row table:style-name="ro1">
          <table:table-cell office:value-type="float" office:value="151117" calcext:value-type="float">
            <text:p>151117</text:p>
          </table:table-cell>
        </table:table-row>
        <table:table-row table:style-name="ro1">
          <table:table-cell office:value-type="float" office:value="154409" calcext:value-type="float">
            <text:p>154409</text:p>
          </table:table-cell>
        </table:table-row>
        <table:table-row table:style-name="ro1">
          <table:table-cell office:value-type="float" office:value="149464" calcext:value-type="float">
            <text:p>149464</text:p>
          </table:table-cell>
        </table:table-row>
        <table:table-row table:style-name="ro1">
          <table:table-cell office:value-type="float" office:value="150264" calcext:value-type="float">
            <text:p>150264</text:p>
          </table:table-cell>
        </table:table-row>
        <table:table-row table:style-name="ro1">
          <table:table-cell office:value-type="float" office:value="152461" calcext:value-type="float">
            <text:p>152461</text:p>
          </table:table-cell>
        </table:table-row>
        <table:table-row table:style-name="ro1">
          <table:table-cell office:value-type="float" office:value="149254" calcext:value-type="float">
            <text:p>149254</text:p>
          </table:table-cell>
        </table:table-row>
        <table:table-row table:style-name="ro1">
          <table:table-cell office:value-type="float" office:value="154800" calcext:value-type="float">
            <text:p>154800</text:p>
          </table:table-cell>
        </table:table-row>
        <table:table-row table:style-name="ro1">
          <table:table-cell office:value-type="float" office:value="151137" calcext:value-type="float">
            <text:p>151137</text:p>
          </table:table-cell>
        </table:table-row>
        <table:table-row table:style-name="ro1">
          <table:table-cell office:value-type="float" office:value="155770" calcext:value-type="float">
            <text:p>155770</text:p>
          </table:table-cell>
        </table:table-row>
        <table:table-row table:style-name="ro1">
          <table:table-cell office:value-type="float" office:value="164743" calcext:value-type="float">
            <text:p>164743</text:p>
          </table:table-cell>
        </table:table-row>
        <table:table-row table:style-name="ro1">
          <table:table-cell office:value-type="float" office:value="155967" calcext:value-type="float">
            <text:p>155967</text:p>
          </table:table-cell>
        </table:table-row>
        <table:table-row table:style-name="ro1">
          <table:table-cell office:value-type="float" office:value="161518" calcext:value-type="float">
            <text:p>161518</text:p>
          </table:table-cell>
        </table:table-row>
        <table:table-row table:style-name="ro1">
          <table:table-cell office:value-type="float" office:value="153963" calcext:value-type="float">
            <text:p>153963</text:p>
          </table:table-cell>
        </table:table-row>
        <table:table-row table:style-name="ro1">
          <table:table-cell office:value-type="float" office:value="157619" calcext:value-type="float">
            <text:p>157619</text:p>
          </table:table-cell>
        </table:table-row>
        <table:table-row table:style-name="ro1">
          <table:table-cell office:value-type="float" office:value="150982" calcext:value-type="float">
            <text:p>150982</text:p>
          </table:table-cell>
        </table:table-row>
        <table:table-row table:style-name="ro1">
          <table:table-cell office:value-type="float" office:value="154955" calcext:value-type="float">
            <text:p>154955</text:p>
          </table:table-cell>
        </table:table-row>
        <table:table-row table:style-name="ro1">
          <table:table-cell office:value-type="float" office:value="163390" calcext:value-type="float">
            <text:p>163390</text:p>
          </table:table-cell>
        </table:table-row>
        <table:table-row table:style-name="ro1">
          <table:table-cell office:value-type="float" office:value="155736" calcext:value-type="float">
            <text:p>155736</text:p>
          </table:table-cell>
        </table:table-row>
        <table:table-row table:style-name="ro1">
          <table:table-cell office:value-type="float" office:value="154695" calcext:value-type="float">
            <text:p>154695</text:p>
          </table:table-cell>
        </table:table-row>
        <table:table-row table:style-name="ro1">
          <table:table-cell office:value-type="float" office:value="154858" calcext:value-type="float">
            <text:p>154858</text:p>
          </table:table-cell>
        </table:table-row>
        <table:table-row table:style-name="ro1">
          <table:table-cell office:value-type="float" office:value="159272" calcext:value-type="float">
            <text:p>159272</text:p>
          </table:table-cell>
        </table:table-row>
        <table:table-row table:style-name="ro1">
          <table:table-cell office:value-type="float" office:value="154741" calcext:value-type="float">
            <text:p>154741</text:p>
          </table:table-cell>
        </table:table-row>
        <table:table-row table:style-name="ro1">
          <table:table-cell office:value-type="float" office:value="150484" calcext:value-type="float">
            <text:p>150484</text:p>
          </table:table-cell>
        </table:table-row>
        <table:table-row table:style-name="ro1">
          <table:table-cell office:value-type="float" office:value="154506" calcext:value-type="float">
            <text:p>154506</text:p>
          </table:table-cell>
        </table:table-row>
        <table:table-row table:style-name="ro1">
          <table:table-cell office:value-type="float" office:value="154785" calcext:value-type="float">
            <text:p>154785</text:p>
          </table:table-cell>
        </table:table-row>
        <table:table-row table:style-name="ro1">
          <table:table-cell office:value-type="float" office:value="163936" calcext:value-type="float">
            <text:p>163936</text:p>
          </table:table-cell>
        </table:table-row>
        <table:table-row table:style-name="ro1">
          <table:table-cell office:value-type="float" office:value="160089" calcext:value-type="float">
            <text:p>160089</text:p>
          </table:table-cell>
        </table:table-row>
        <table:table-row table:style-name="ro1">
          <table:table-cell office:value-type="float" office:value="156334" calcext:value-type="float">
            <text:p>156334</text:p>
          </table:table-cell>
        </table:table-row>
        <table:table-row table:style-name="ro1">
          <table:table-cell office:value-type="float" office:value="152847" calcext:value-type="float">
            <text:p>152847</text:p>
          </table:table-cell>
        </table:table-row>
        <table:table-row table:style-name="ro1">
          <table:table-cell office:value-type="float" office:value="150036" calcext:value-type="float">
            <text:p>150036</text:p>
          </table:table-cell>
        </table:table-row>
        <table:table-row table:style-name="ro1">
          <table:table-cell office:value-type="float" office:value="150613" calcext:value-type="float">
            <text:p>150613</text:p>
          </table:table-cell>
        </table:table-row>
        <table:table-row table:style-name="ro1">
          <table:table-cell office:value-type="float" office:value="159268" calcext:value-type="float">
            <text:p>159268</text:p>
          </table:table-cell>
        </table:table-row>
        <table:table-row table:style-name="ro1">
          <table:table-cell office:value-type="float" office:value="150283" calcext:value-type="float">
            <text:p>150283</text:p>
          </table:table-cell>
        </table:table-row>
        <table:table-row table:style-name="ro1">
          <table:table-cell office:value-type="float" office:value="153608" calcext:value-type="float">
            <text:p>153608</text:p>
          </table:table-cell>
        </table:table-row>
        <table:table-row table:style-name="ro1">
          <table:table-cell office:value-type="float" office:value="155434" calcext:value-type="float">
            <text:p>155434</text:p>
          </table:table-cell>
        </table:table-row>
        <table:table-row table:style-name="ro1">
          <table:table-cell office:value-type="float" office:value="151851" calcext:value-type="float">
            <text:p>151851</text:p>
          </table:table-cell>
        </table:table-row>
        <table:table-row table:style-name="ro1">
          <table:table-cell office:value-type="float" office:value="148488" calcext:value-type="float">
            <text:p>148488</text:p>
          </table:table-cell>
        </table:table-row>
        <table:table-row table:style-name="ro1">
          <table:table-cell office:value-type="float" office:value="160364" calcext:value-type="float">
            <text:p>160364</text:p>
          </table:table-cell>
        </table:table-row>
        <table:table-row table:style-name="ro1">
          <table:table-cell office:value-type="float" office:value="152468" calcext:value-type="float">
            <text:p>152468</text:p>
          </table:table-cell>
        </table:table-row>
        <table:table-row table:style-name="ro1">
          <table:table-cell office:value-type="float" office:value="159109" calcext:value-type="float">
            <text:p>159109</text:p>
          </table:table-cell>
        </table:table-row>
        <table:table-row table:style-name="ro1">
          <table:table-cell office:value-type="float" office:value="174889" calcext:value-type="float">
            <text:p>174889</text:p>
          </table:table-cell>
        </table:table-row>
        <table:table-row table:style-name="ro1">
          <table:table-cell office:value-type="float" office:value="158279" calcext:value-type="float">
            <text:p>158279</text:p>
          </table:table-cell>
        </table:table-row>
        <table:table-row table:style-name="ro1">
          <table:table-cell office:value-type="float" office:value="151163" calcext:value-type="float">
            <text:p>151163</text:p>
          </table:table-cell>
        </table:table-row>
        <table:table-row table:style-name="ro1">
          <table:table-cell office:value-type="float" office:value="155971" calcext:value-type="float">
            <text:p>155971</text:p>
          </table:table-cell>
        </table:table-row>
        <table:table-row table:style-name="ro1">
          <table:table-cell office:value-type="float" office:value="151150" calcext:value-type="float">
            <text:p>151150</text:p>
          </table:table-cell>
        </table:table-row>
        <table:table-row table:style-name="ro1">
          <table:table-cell office:value-type="float" office:value="153862" calcext:value-type="float">
            <text:p>153862</text:p>
          </table:table-cell>
        </table:table-row>
        <table:table-row table:style-name="ro1">
          <table:table-cell office:value-type="float" office:value="155282" calcext:value-type="float">
            <text:p>155282</text:p>
          </table:table-cell>
        </table:table-row>
        <table:table-row table:style-name="ro1">
          <table:table-cell office:value-type="float" office:value="164845" calcext:value-type="float">
            <text:p>164845</text:p>
          </table:table-cell>
        </table:table-row>
        <table:table-row table:style-name="ro1">
          <table:table-cell office:value-type="float" office:value="159231" calcext:value-type="float">
            <text:p>159231</text:p>
          </table:table-cell>
        </table:table-row>
        <table:table-row table:style-name="ro1">
          <table:table-cell office:value-type="float" office:value="165450" calcext:value-type="float">
            <text:p>165450</text:p>
          </table:table-cell>
        </table:table-row>
        <table:table-row table:style-name="ro1">
          <table:table-cell office:value-type="float" office:value="153113" calcext:value-type="float">
            <text:p>153113</text:p>
          </table:table-cell>
        </table:table-row>
        <table:table-row table:style-name="ro1">
          <table:table-cell office:value-type="float" office:value="158618" calcext:value-type="float">
            <text:p>158618</text:p>
          </table:table-cell>
        </table:table-row>
        <table:table-row table:style-name="ro1">
          <table:table-cell office:value-type="float" office:value="171392" calcext:value-type="float">
            <text:p>171392</text:p>
          </table:table-cell>
        </table:table-row>
        <table:table-row table:style-name="ro1">
          <table:table-cell office:value-type="float" office:value="156453" calcext:value-type="float">
            <text:p>156453</text:p>
          </table:table-cell>
        </table:table-row>
        <table:table-row table:style-name="ro1">
          <table:table-cell office:value-type="float" office:value="156039" calcext:value-type="float">
            <text:p>156039</text:p>
          </table:table-cell>
        </table:table-row>
        <table:table-row table:style-name="ro1">
          <table:table-cell office:value-type="float" office:value="156941" calcext:value-type="float">
            <text:p>156941</text:p>
          </table:table-cell>
        </table:table-row>
        <table:table-row table:style-name="ro1">
          <table:table-cell office:value-type="float" office:value="149543" calcext:value-type="float">
            <text:p>149543</text:p>
          </table:table-cell>
        </table:table-row>
        <table:table-row table:style-name="ro1">
          <table:table-cell office:value-type="float" office:value="162539" calcext:value-type="float">
            <text:p>162539</text:p>
          </table:table-cell>
        </table:table-row>
        <table:table-row table:style-name="ro1">
          <table:table-cell office:value-type="float" office:value="157477" calcext:value-type="float">
            <text:p>157477</text:p>
          </table:table-cell>
        </table:table-row>
        <table:table-row table:style-name="ro1">
          <table:table-cell office:value-type="float" office:value="152340" calcext:value-type="float">
            <text:p>152340</text:p>
          </table:table-cell>
        </table:table-row>
        <table:table-row table:style-name="ro1">
          <table:table-cell office:value-type="float" office:value="154419" calcext:value-type="float">
            <text:p>154419</text:p>
          </table:table-cell>
        </table:table-row>
        <table:table-row table:style-name="ro1">
          <table:table-cell office:value-type="float" office:value="151739" calcext:value-type="float">
            <text:p>151739</text:p>
          </table:table-cell>
        </table:table-row>
        <table:table-row table:style-name="ro1">
          <table:table-cell office:value-type="float" office:value="154933" calcext:value-type="float">
            <text:p>154933</text:p>
          </table:table-cell>
        </table:table-row>
        <table:table-row table:style-name="ro1">
          <table:table-cell office:value-type="float" office:value="158698" calcext:value-type="float">
            <text:p>158698</text:p>
          </table:table-cell>
        </table:table-row>
        <table:table-row table:style-name="ro1">
          <table:table-cell office:value-type="float" office:value="160030" calcext:value-type="float">
            <text:p>160030</text:p>
          </table:table-cell>
        </table:table-row>
        <table:table-row table:style-name="ro1">
          <table:table-cell office:value-type="float" office:value="159745" calcext:value-type="float">
            <text:p>159745</text:p>
          </table:table-cell>
        </table:table-row>
        <table:table-row table:style-name="ro1">
          <table:table-cell office:value-type="float" office:value="153617" calcext:value-type="float">
            <text:p>153617</text:p>
          </table:table-cell>
        </table:table-row>
        <table:table-row table:style-name="ro1">
          <table:table-cell office:value-type="float" office:value="159452" calcext:value-type="float">
            <text:p>159452</text:p>
          </table:table-cell>
        </table:table-row>
        <table:table-row table:style-name="ro1">
          <table:table-cell office:value-type="float" office:value="150556" calcext:value-type="float">
            <text:p>150556</text:p>
          </table:table-cell>
        </table:table-row>
        <table:table-row table:style-name="ro1">
          <table:table-cell office:value-type="float" office:value="153876" calcext:value-type="float">
            <text:p>153876</text:p>
          </table:table-cell>
        </table:table-row>
        <table:table-row table:style-name="ro1">
          <table:table-cell office:value-type="float" office:value="160331" calcext:value-type="float">
            <text:p>160331</text:p>
          </table:table-cell>
        </table:table-row>
        <table:table-row table:style-name="ro1">
          <table:table-cell office:value-type="float" office:value="172578" calcext:value-type="float">
            <text:p>172578</text:p>
          </table:table-cell>
        </table:table-row>
        <table:table-row table:style-name="ro1">
          <table:table-cell office:value-type="float" office:value="158521" calcext:value-type="float">
            <text:p>158521</text:p>
          </table:table-cell>
        </table:table-row>
        <table:table-row table:style-name="ro1">
          <table:table-cell office:value-type="float" office:value="169756" calcext:value-type="float">
            <text:p>169756</text:p>
          </table:table-cell>
        </table:table-row>
        <table:table-row table:style-name="ro1">
          <table:table-cell office:value-type="float" office:value="171693" calcext:value-type="float">
            <text:p>171693</text:p>
          </table:table-cell>
        </table:table-row>
        <table:table-row table:style-name="ro1">
          <table:table-cell office:value-type="float" office:value="154402" calcext:value-type="float">
            <text:p>154402</text:p>
          </table:table-cell>
        </table:table-row>
        <table:table-row table:style-name="ro1">
          <table:table-cell office:value-type="float" office:value="152376" calcext:value-type="float">
            <text:p>152376</text:p>
          </table:table-cell>
        </table:table-row>
        <table:table-row table:style-name="ro1">
          <table:table-cell office:value-type="float" office:value="154681" calcext:value-type="float">
            <text:p>154681</text:p>
          </table:table-cell>
        </table:table-row>
        <table:table-row table:style-name="ro1">
          <table:table-cell office:value-type="float" office:value="159059" calcext:value-type="float">
            <text:p>159059</text:p>
          </table:table-cell>
        </table:table-row>
        <table:table-row table:style-name="ro1">
          <table:table-cell office:value-type="float" office:value="189944" calcext:value-type="float">
            <text:p>189944</text:p>
          </table:table-cell>
        </table:table-row>
        <table:table-row table:style-name="ro1">
          <table:table-cell office:value-type="float" office:value="149304" calcext:value-type="float">
            <text:p>149304</text:p>
          </table:table-cell>
        </table:table-row>
        <table:table-row table:style-name="ro1">
          <table:table-cell office:value-type="float" office:value="153483" calcext:value-type="float">
            <text:p>153483</text:p>
          </table:table-cell>
        </table:table-row>
        <table:table-row table:style-name="ro1">
          <table:table-cell office:value-type="float" office:value="155931" calcext:value-type="float">
            <text:p>155931</text:p>
          </table:table-cell>
        </table:table-row>
        <table:table-row table:style-name="ro1">
          <table:table-cell office:value-type="float" office:value="160739" calcext:value-type="float">
            <text:p>160739</text:p>
          </table:table-cell>
        </table:table-row>
        <table:table-row table:style-name="ro1">
          <table:table-cell office:value-type="float" office:value="152075" calcext:value-type="float">
            <text:p>152075</text:p>
          </table:table-cell>
        </table:table-row>
        <table:table-row table:style-name="ro1">
          <table:table-cell office:value-type="float" office:value="153206" calcext:value-type="float">
            <text:p>153206</text:p>
          </table:table-cell>
        </table:table-row>
        <table:table-row table:style-name="ro1">
          <table:table-cell office:value-type="float" office:value="178737" calcext:value-type="float">
            <text:p>178737</text:p>
          </table:table-cell>
        </table:table-row>
        <table:table-row table:style-name="ro1">
          <table:table-cell office:value-type="float" office:value="151681" calcext:value-type="float">
            <text:p>151681</text:p>
          </table:table-cell>
        </table:table-row>
        <table:table-row table:style-name="ro1">
          <table:table-cell office:value-type="float" office:value="155968" calcext:value-type="float">
            <text:p>155968</text:p>
          </table:table-cell>
        </table:table-row>
        <table:table-row table:style-name="ro1">
          <table:table-cell office:value-type="float" office:value="154372" calcext:value-type="float">
            <text:p>154372</text:p>
          </table:table-cell>
        </table:table-row>
        <table:table-row table:style-name="ro1">
          <table:table-cell office:value-type="float" office:value="152914" calcext:value-type="float">
            <text:p>152914</text:p>
          </table:table-cell>
        </table:table-row>
        <table:table-row table:style-name="ro1">
          <table:table-cell office:value-type="float" office:value="158264" calcext:value-type="float">
            <text:p>158264</text:p>
          </table:table-cell>
        </table:table-row>
        <table:table-row table:style-name="ro1">
          <table:table-cell office:value-type="float" office:value="155225" calcext:value-type="float">
            <text:p>155225</text:p>
          </table:table-cell>
        </table:table-row>
        <table:table-row table:style-name="ro1">
          <table:table-cell office:value-type="float" office:value="163685" calcext:value-type="float">
            <text:p>163685</text:p>
          </table:table-cell>
        </table:table-row>
        <table:table-row table:style-name="ro1">
          <table:table-cell office:value-type="float" office:value="162912" calcext:value-type="float">
            <text:p>162912</text:p>
          </table:table-cell>
        </table:table-row>
        <table:table-row table:style-name="ro1">
          <table:table-cell office:value-type="float" office:value="167717" calcext:value-type="float">
            <text:p>167717</text:p>
          </table:table-cell>
        </table:table-row>
        <table:table-row table:style-name="ro1">
          <table:table-cell office:value-type="float" office:value="159093" calcext:value-type="float">
            <text:p>159093</text:p>
          </table:table-cell>
        </table:table-row>
        <table:table-row table:style-name="ro1">
          <table:table-cell office:value-type="float" office:value="160775" calcext:value-type="float">
            <text:p>160775</text:p>
          </table:table-cell>
        </table:table-row>
        <table:table-row table:style-name="ro1">
          <table:table-cell office:value-type="float" office:value="160851" calcext:value-type="float">
            <text:p>160851</text:p>
          </table:table-cell>
        </table:table-row>
        <table:table-row table:style-name="ro1">
          <table:table-cell office:value-type="float" office:value="167993" calcext:value-type="float">
            <text:p>167993</text:p>
          </table:table-cell>
        </table:table-row>
        <table:table-row table:style-name="ro1">
          <table:table-cell office:value-type="float" office:value="154689" calcext:value-type="float">
            <text:p>154689</text:p>
          </table:table-cell>
        </table:table-row>
        <table:table-row table:style-name="ro1">
          <table:table-cell office:value-type="float" office:value="156254" calcext:value-type="float">
            <text:p>156254</text:p>
          </table:table-cell>
        </table:table-row>
        <table:table-row table:style-name="ro1">
          <table:table-cell office:value-type="float" office:value="159133" calcext:value-type="float">
            <text:p>159133</text:p>
          </table:table-cell>
        </table:table-row>
        <table:table-row table:style-name="ro1">
          <table:table-cell office:value-type="float" office:value="164837" calcext:value-type="float">
            <text:p>164837</text:p>
          </table:table-cell>
        </table:table-row>
        <table:table-row table:style-name="ro1">
          <table:table-cell office:value-type="float" office:value="159061" calcext:value-type="float">
            <text:p>159061</text:p>
          </table:table-cell>
        </table:table-row>
        <table:table-row table:style-name="ro1">
          <table:table-cell office:value-type="float" office:value="164605" calcext:value-type="float">
            <text:p>164605</text:p>
          </table:table-cell>
        </table:table-row>
        <table:table-row table:style-name="ro1">
          <table:table-cell office:value-type="float" office:value="156455" calcext:value-type="float">
            <text:p>156455</text:p>
          </table:table-cell>
        </table:table-row>
        <table:table-row table:style-name="ro1">
          <table:table-cell office:value-type="float" office:value="155937" calcext:value-type="float">
            <text:p>155937</text:p>
          </table:table-cell>
        </table:table-row>
        <table:table-row table:style-name="ro1">
          <table:table-cell office:value-type="float" office:value="177316" calcext:value-type="float">
            <text:p>177316</text:p>
          </table:table-cell>
        </table:table-row>
        <table:table-row table:style-name="ro1">
          <table:table-cell office:value-type="float" office:value="167046" calcext:value-type="float">
            <text:p>167046</text:p>
          </table:table-cell>
        </table:table-row>
        <table:table-row table:style-name="ro1">
          <table:table-cell office:value-type="float" office:value="168772" calcext:value-type="float">
            <text:p>168772</text:p>
          </table:table-cell>
        </table:table-row>
        <table:table-row table:style-name="ro1">
          <table:table-cell office:value-type="float" office:value="151109" calcext:value-type="float">
            <text:p>151109</text:p>
          </table:table-cell>
        </table:table-row>
        <table:table-row table:style-name="ro1">
          <table:table-cell office:value-type="float" office:value="154531" calcext:value-type="float">
            <text:p>154531</text:p>
          </table:table-cell>
        </table:table-row>
        <table:table-row table:style-name="ro1">
          <table:table-cell office:value-type="float" office:value="173947" calcext:value-type="float">
            <text:p>173947</text:p>
          </table:table-cell>
        </table:table-row>
        <table:table-row table:style-name="ro1">
          <table:table-cell office:value-type="float" office:value="158772" calcext:value-type="float">
            <text:p>158772</text:p>
          </table:table-cell>
        </table:table-row>
        <table:table-row table:style-name="ro1">
          <table:table-cell office:value-type="float" office:value="174098" calcext:value-type="float">
            <text:p>174098</text:p>
          </table:table-cell>
        </table:table-row>
        <table:table-row table:style-name="ro1">
          <table:table-cell office:value-type="float" office:value="166822" calcext:value-type="float">
            <text:p>166822</text:p>
          </table:table-cell>
        </table:table-row>
        <table:table-row table:style-name="ro1">
          <table:table-cell office:value-type="float" office:value="158869" calcext:value-type="float">
            <text:p>158869</text:p>
          </table:table-cell>
        </table:table-row>
        <table:table-row table:style-name="ro1">
          <table:table-cell office:value-type="float" office:value="159401" calcext:value-type="float">
            <text:p>159401</text:p>
          </table:table-cell>
        </table:table-row>
        <table:table-row table:style-name="ro1">
          <table:table-cell office:value-type="float" office:value="157994" calcext:value-type="float">
            <text:p>157994</text:p>
          </table:table-cell>
        </table:table-row>
        <table:table-row table:style-name="ro1">
          <table:table-cell office:value-type="float" office:value="160222" calcext:value-type="float">
            <text:p>160222</text:p>
          </table:table-cell>
        </table:table-row>
        <table:table-row table:style-name="ro1">
          <table:table-cell office:value-type="float" office:value="155356" calcext:value-type="float">
            <text:p>155356</text:p>
          </table:table-cell>
        </table:table-row>
        <table:table-row table:style-name="ro1">
          <table:table-cell office:value-type="float" office:value="159873" calcext:value-type="float">
            <text:p>159873</text:p>
          </table:table-cell>
        </table:table-row>
        <table:table-row table:style-name="ro1">
          <table:table-cell office:value-type="float" office:value="157384" calcext:value-type="float">
            <text:p>157384</text:p>
          </table:table-cell>
        </table:table-row>
        <table:table-row table:style-name="ro1">
          <table:table-cell office:value-type="float" office:value="159559" calcext:value-type="float">
            <text:p>159559</text:p>
          </table:table-cell>
        </table:table-row>
        <table:table-row table:style-name="ro1">
          <table:table-cell office:value-type="float" office:value="154714" calcext:value-type="float">
            <text:p>154714</text:p>
          </table:table-cell>
        </table:table-row>
        <table:table-row table:style-name="ro1">
          <table:table-cell office:value-type="float" office:value="154449" calcext:value-type="float">
            <text:p>154449</text:p>
          </table:table-cell>
        </table:table-row>
        <table:table-row table:style-name="ro1">
          <table:table-cell office:value-type="float" office:value="152247" calcext:value-type="float">
            <text:p>152247</text:p>
          </table:table-cell>
        </table:table-row>
        <table:table-row table:style-name="ro1">
          <table:table-cell office:value-type="float" office:value="151070" calcext:value-type="float">
            <text:p>151070</text:p>
          </table:table-cell>
        </table:table-row>
        <table:table-row table:style-name="ro1">
          <table:table-cell office:value-type="float" office:value="155421" calcext:value-type="float">
            <text:p>155421</text:p>
          </table:table-cell>
        </table:table-row>
        <table:table-row table:style-name="ro1">
          <table:table-cell office:value-type="float" office:value="158808" calcext:value-type="float">
            <text:p>158808</text:p>
          </table:table-cell>
        </table:table-row>
        <table:table-row table:style-name="ro1">
          <table:table-cell office:value-type="float" office:value="153400" calcext:value-type="float">
            <text:p>153400</text:p>
          </table:table-cell>
        </table:table-row>
        <table:table-row table:style-name="ro1">
          <table:table-cell office:value-type="float" office:value="150060" calcext:value-type="float">
            <text:p>150060</text:p>
          </table:table-cell>
        </table:table-row>
        <table:table-row table:style-name="ro1">
          <table:table-cell office:value-type="float" office:value="149874" calcext:value-type="float">
            <text:p>149874</text:p>
          </table:table-cell>
        </table:table-row>
        <table:table-row table:style-name="ro1">
          <table:table-cell office:value-type="float" office:value="157221" calcext:value-type="float">
            <text:p>157221</text:p>
          </table:table-cell>
        </table:table-row>
        <table:table-row table:style-name="ro1">
          <table:table-cell office:value-type="float" office:value="157149" calcext:value-type="float">
            <text:p>157149</text:p>
          </table:table-cell>
        </table:table-row>
        <table:table-row table:style-name="ro1">
          <table:table-cell office:value-type="float" office:value="163731" calcext:value-type="float">
            <text:p>163731</text:p>
          </table:table-cell>
        </table:table-row>
        <table:table-row table:style-name="ro1">
          <table:table-cell office:value-type="float" office:value="170635" calcext:value-type="float">
            <text:p>170635</text:p>
          </table:table-cell>
        </table:table-row>
        <table:table-row table:style-name="ro1">
          <table:table-cell office:value-type="float" office:value="150425" calcext:value-type="float">
            <text:p>150425</text:p>
          </table:table-cell>
        </table:table-row>
        <table:table-row table:style-name="ro1">
          <table:table-cell office:value-type="float" office:value="155651" calcext:value-type="float">
            <text:p>155651</text:p>
          </table:table-cell>
        </table:table-row>
        <table:table-row table:style-name="ro1">
          <table:table-cell office:value-type="float" office:value="150232" calcext:value-type="float">
            <text:p>150232</text:p>
          </table:table-cell>
        </table:table-row>
        <table:table-row table:style-name="ro1">
          <table:table-cell office:value-type="float" office:value="154280" calcext:value-type="float">
            <text:p>154280</text:p>
          </table:table-cell>
        </table:table-row>
        <table:table-row table:style-name="ro1">
          <table:table-cell office:value-type="float" office:value="167858" calcext:value-type="float">
            <text:p>167858</text:p>
          </table:table-cell>
        </table:table-row>
        <table:table-row table:style-name="ro1">
          <table:table-cell office:value-type="float" office:value="175290" calcext:value-type="float">
            <text:p>175290</text:p>
          </table:table-cell>
        </table:table-row>
        <table:table-row table:style-name="ro1">
          <table:table-cell office:value-type="float" office:value="154995" calcext:value-type="float">
            <text:p>154995</text:p>
          </table:table-cell>
        </table:table-row>
        <table:table-row table:style-name="ro1">
          <table:table-cell office:value-type="float" office:value="154505" calcext:value-type="float">
            <text:p>154505</text:p>
          </table:table-cell>
        </table:table-row>
        <table:table-row table:style-name="ro1">
          <table:table-cell office:value-type="float" office:value="154370" calcext:value-type="float">
            <text:p>154370</text:p>
          </table:table-cell>
        </table:table-row>
        <table:table-row table:style-name="ro1">
          <table:table-cell office:value-type="float" office:value="159288" calcext:value-type="float">
            <text:p>159288</text:p>
          </table:table-cell>
        </table:table-row>
        <table:table-row table:style-name="ro1">
          <table:table-cell office:value-type="float" office:value="150160" calcext:value-type="float">
            <text:p>150160</text:p>
          </table:table-cell>
        </table:table-row>
        <table:table-row table:style-name="ro1">
          <table:table-cell office:value-type="float" office:value="155193" calcext:value-type="float">
            <text:p>155193</text:p>
          </table:table-cell>
        </table:table-row>
        <table:table-row table:style-name="ro1">
          <table:table-cell office:value-type="float" office:value="154718" calcext:value-type="float">
            <text:p>154718</text:p>
          </table:table-cell>
        </table:table-row>
        <table:table-row table:style-name="ro1">
          <table:table-cell office:value-type="float" office:value="158440" calcext:value-type="float">
            <text:p>158440</text:p>
          </table:table-cell>
        </table:table-row>
        <table:table-row table:style-name="ro1">
          <table:table-cell office:value-type="float" office:value="164689" calcext:value-type="float">
            <text:p>164689</text:p>
          </table:table-cell>
        </table:table-row>
        <table:table-row table:style-name="ro1">
          <table:table-cell office:value-type="float" office:value="167946" calcext:value-type="float">
            <text:p>167946</text:p>
          </table:table-cell>
        </table:table-row>
        <table:table-row table:style-name="ro1">
          <table:table-cell office:value-type="float" office:value="156913" calcext:value-type="float">
            <text:p>156913</text:p>
          </table:table-cell>
        </table:table-row>
        <table:table-row table:style-name="ro1">
          <table:table-cell office:value-type="float" office:value="153724" calcext:value-type="float">
            <text:p>153724</text:p>
          </table:table-cell>
        </table:table-row>
        <table:table-row table:style-name="ro1">
          <table:table-cell office:value-type="float" office:value="156809" calcext:value-type="float">
            <text:p>156809</text:p>
          </table:table-cell>
        </table:table-row>
        <table:table-row table:style-name="ro1">
          <table:table-cell office:value-type="float" office:value="155419" calcext:value-type="float">
            <text:p>155419</text:p>
          </table:table-cell>
        </table:table-row>
        <table:table-row table:style-name="ro1">
          <table:table-cell office:value-type="float" office:value="153314" calcext:value-type="float">
            <text:p>153314</text:p>
          </table:table-cell>
        </table:table-row>
        <table:table-row table:style-name="ro1">
          <table:table-cell office:value-type="float" office:value="163727" calcext:value-type="float">
            <text:p>163727</text:p>
          </table:table-cell>
        </table:table-row>
        <table:table-row table:style-name="ro1">
          <table:table-cell office:value-type="float" office:value="172693" calcext:value-type="float">
            <text:p>172693</text:p>
          </table:table-cell>
        </table:table-row>
        <table:table-row table:style-name="ro1">
          <table:table-cell office:value-type="float" office:value="156640" calcext:value-type="float">
            <text:p>156640</text:p>
          </table:table-cell>
        </table:table-row>
        <table:table-row table:style-name="ro1">
          <table:table-cell office:value-type="float" office:value="154552" calcext:value-type="float">
            <text:p>154552</text:p>
          </table:table-cell>
        </table:table-row>
        <table:table-row table:style-name="ro1">
          <table:table-cell office:value-type="float" office:value="162494" calcext:value-type="float">
            <text:p>162494</text:p>
          </table:table-cell>
        </table:table-row>
        <table:table-row table:style-name="ro1">
          <table:table-cell office:value-type="float" office:value="154914" calcext:value-type="float">
            <text:p>154914</text:p>
          </table:table-cell>
        </table:table-row>
        <table:table-row table:style-name="ro1">
          <table:table-cell office:value-type="float" office:value="157084" calcext:value-type="float">
            <text:p>157084</text:p>
          </table:table-cell>
        </table:table-row>
        <table:table-row table:style-name="ro1">
          <table:table-cell office:value-type="float" office:value="168103" calcext:value-type="float">
            <text:p>168103</text:p>
          </table:table-cell>
        </table:table-row>
        <table:table-row table:style-name="ro1">
          <table:table-cell office:value-type="float" office:value="170402" calcext:value-type="float">
            <text:p>170402</text:p>
          </table:table-cell>
        </table:table-row>
        <table:table-row table:style-name="ro1">
          <table:table-cell office:value-type="float" office:value="176907" calcext:value-type="float">
            <text:p>176907</text:p>
          </table:table-cell>
        </table:table-row>
        <table:table-row table:style-name="ro1">
          <table:table-cell office:value-type="float" office:value="163845" calcext:value-type="float">
            <text:p>163845</text:p>
          </table:table-cell>
        </table:table-row>
        <table:table-row table:style-name="ro1">
          <table:table-cell office:value-type="float" office:value="165126" calcext:value-type="float">
            <text:p>165126</text:p>
          </table:table-cell>
        </table:table-row>
        <table:table-row table:style-name="ro1">
          <table:table-cell office:value-type="float" office:value="159558" calcext:value-type="float">
            <text:p>159558</text:p>
          </table:table-cell>
        </table:table-row>
        <table:table-row table:style-name="ro1">
          <table:table-cell office:value-type="float" office:value="155430" calcext:value-type="float">
            <text:p>155430</text:p>
          </table:table-cell>
        </table:table-row>
        <table:table-row table:style-name="ro1">
          <table:table-cell office:value-type="float" office:value="160522" calcext:value-type="float">
            <text:p>160522</text:p>
          </table:table-cell>
        </table:table-row>
        <table:table-row table:style-name="ro1">
          <table:table-cell office:value-type="float" office:value="157788" calcext:value-type="float">
            <text:p>157788</text:p>
          </table:table-cell>
        </table:table-row>
        <table:table-row table:style-name="ro1">
          <table:table-cell office:value-type="float" office:value="151941" calcext:value-type="float">
            <text:p>151941</text:p>
          </table:table-cell>
        </table:table-row>
        <table:table-row table:style-name="ro1">
          <table:table-cell office:value-type="float" office:value="156540" calcext:value-type="float">
            <text:p>156540</text:p>
          </table:table-cell>
        </table:table-row>
        <table:table-row table:style-name="ro1">
          <table:table-cell office:value-type="float" office:value="153698" calcext:value-type="float">
            <text:p>153698</text:p>
          </table:table-cell>
        </table:table-row>
        <table:table-row table:style-name="ro1">
          <table:table-cell office:value-type="float" office:value="150491" calcext:value-type="float">
            <text:p>150491</text:p>
          </table:table-cell>
        </table:table-row>
        <table:table-row table:style-name="ro1">
          <table:table-cell office:value-type="float" office:value="156948" calcext:value-type="float">
            <text:p>156948</text:p>
          </table:table-cell>
        </table:table-row>
        <table:table-row table:style-name="ro1">
          <table:table-cell office:value-type="float" office:value="149662" calcext:value-type="float">
            <text:p>149662</text:p>
          </table:table-cell>
        </table:table-row>
        <table:table-row table:style-name="ro1">
          <table:table-cell office:value-type="float" office:value="154902" calcext:value-type="float">
            <text:p>154902</text:p>
          </table:table-cell>
        </table:table-row>
        <table:table-row table:style-name="ro1">
          <table:table-cell office:value-type="float" office:value="151687" calcext:value-type="float">
            <text:p>151687</text:p>
          </table:table-cell>
        </table:table-row>
        <table:table-row table:style-name="ro1">
          <table:table-cell office:value-type="float" office:value="155217" calcext:value-type="float">
            <text:p>155217</text:p>
          </table:table-cell>
        </table:table-row>
        <table:table-row table:style-name="ro1">
          <table:table-cell office:value-type="float" office:value="165925" calcext:value-type="float">
            <text:p>165925</text:p>
          </table:table-cell>
        </table:table-row>
        <table:table-row table:style-name="ro1">
          <table:table-cell office:value-type="float" office:value="150504" calcext:value-type="float">
            <text:p>150504</text:p>
          </table:table-cell>
        </table:table-row>
        <table:table-row table:style-name="ro1">
          <table:table-cell office:value-type="float" office:value="160080" calcext:value-type="float">
            <text:p>160080</text:p>
          </table:table-cell>
        </table:table-row>
        <table:table-row table:style-name="ro1">
          <table:table-cell office:value-type="float" office:value="163310" calcext:value-type="float">
            <text:p>163310</text:p>
          </table:table-cell>
        </table:table-row>
        <table:table-row table:style-name="ro1">
          <table:table-cell office:value-type="float" office:value="158111" calcext:value-type="float">
            <text:p>158111</text:p>
          </table:table-cell>
        </table:table-row>
        <table:table-row table:style-name="ro1">
          <table:table-cell office:value-type="float" office:value="163633" calcext:value-type="float">
            <text:p>163633</text:p>
          </table:table-cell>
        </table:table-row>
        <table:table-row table:style-name="ro1">
          <table:table-cell office:value-type="float" office:value="159373" calcext:value-type="float">
            <text:p>159373</text:p>
          </table:table-cell>
        </table:table-row>
        <table:table-row table:style-name="ro1">
          <table:table-cell office:value-type="float" office:value="161976" calcext:value-type="float">
            <text:p>161976</text:p>
          </table:table-cell>
        </table:table-row>
        <table:table-row table:style-name="ro1">
          <table:table-cell office:value-type="float" office:value="168482" calcext:value-type="float">
            <text:p>168482</text:p>
          </table:table-cell>
        </table:table-row>
        <table:table-row table:style-name="ro1">
          <table:table-cell office:value-type="float" office:value="162369" calcext:value-type="float">
            <text:p>162369</text:p>
          </table:table-cell>
        </table:table-row>
        <table:table-row table:style-name="ro1">
          <table:table-cell office:value-type="float" office:value="163349" calcext:value-type="float">
            <text:p>163349</text:p>
          </table:table-cell>
        </table:table-row>
        <table:table-row table:style-name="ro1">
          <table:table-cell office:value-type="float" office:value="174995" calcext:value-type="float">
            <text:p>174995</text:p>
          </table:table-cell>
        </table:table-row>
        <table:table-row table:style-name="ro1">
          <table:table-cell office:value-type="float" office:value="169638" calcext:value-type="float">
            <text:p>169638</text:p>
          </table:table-cell>
        </table:table-row>
        <table:table-row table:style-name="ro1">
          <table:table-cell office:value-type="float" office:value="166382" calcext:value-type="float">
            <text:p>166382</text:p>
          </table:table-cell>
        </table:table-row>
        <table:table-row table:style-name="ro1">
          <table:table-cell office:value-type="float" office:value="159136" calcext:value-type="float">
            <text:p>159136</text:p>
          </table:table-cell>
        </table:table-row>
        <table:table-row table:style-name="ro1">
          <table:table-cell office:value-type="float" office:value="148178" calcext:value-type="float">
            <text:p>148178</text:p>
          </table:table-cell>
        </table:table-row>
        <table:table-row table:style-name="ro1">
          <table:table-cell office:value-type="float" office:value="149673" calcext:value-type="float">
            <text:p>149673</text:p>
          </table:table-cell>
        </table:table-row>
        <table:table-row table:style-name="ro1">
          <table:table-cell office:value-type="float" office:value="151854" calcext:value-type="float">
            <text:p>151854</text:p>
          </table:table-cell>
        </table:table-row>
        <table:table-row table:style-name="ro1">
          <table:table-cell office:value-type="float" office:value="152510" calcext:value-type="float">
            <text:p>152510</text:p>
          </table:table-cell>
        </table:table-row>
        <table:table-row table:style-name="ro1">
          <table:table-cell office:value-type="float" office:value="153411" calcext:value-type="float">
            <text:p>153411</text:p>
          </table:table-cell>
        </table:table-row>
        <table:table-row table:style-name="ro1">
          <table:table-cell office:value-type="float" office:value="149635" calcext:value-type="float">
            <text:p>149635</text:p>
          </table:table-cell>
        </table:table-row>
        <table:table-row table:style-name="ro1">
          <table:table-cell office:value-type="float" office:value="150875" calcext:value-type="float">
            <text:p>150875</text:p>
          </table:table-cell>
        </table:table-row>
        <table:table-row table:style-name="ro1">
          <table:table-cell office:value-type="float" office:value="151639" calcext:value-type="float">
            <text:p>151639</text:p>
          </table:table-cell>
        </table:table-row>
        <table:table-row table:style-name="ro1">
          <table:table-cell office:value-type="float" office:value="163796" calcext:value-type="float">
            <text:p>163796</text:p>
          </table:table-cell>
        </table:table-row>
        <table:table-row table:style-name="ro1">
          <table:table-cell office:value-type="float" office:value="157401" calcext:value-type="float">
            <text:p>157401</text:p>
          </table:table-cell>
        </table:table-row>
        <table:table-row table:style-name="ro1">
          <table:table-cell office:value-type="float" office:value="158915" calcext:value-type="float">
            <text:p>158915</text:p>
          </table:table-cell>
        </table:table-row>
        <table:table-row table:style-name="ro1">
          <table:table-cell office:value-type="float" office:value="155732" calcext:value-type="float">
            <text:p>155732</text:p>
          </table:table-cell>
        </table:table-row>
        <table:table-row table:style-name="ro1">
          <table:table-cell office:value-type="float" office:value="150410" calcext:value-type="float">
            <text:p>150410</text:p>
          </table:table-cell>
        </table:table-row>
        <table:table-row table:style-name="ro1">
          <table:table-cell office:value-type="float" office:value="157225" calcext:value-type="float">
            <text:p>157225</text:p>
          </table:table-cell>
        </table:table-row>
        <table:table-row table:style-name="ro1">
          <table:table-cell office:value-type="float" office:value="152398" calcext:value-type="float">
            <text:p>152398</text:p>
          </table:table-cell>
        </table:table-row>
        <table:table-row table:style-name="ro1">
          <table:table-cell office:value-type="float" office:value="153554" calcext:value-type="float">
            <text:p>153554</text:p>
          </table:table-cell>
        </table:table-row>
        <table:table-row table:style-name="ro1">
          <table:table-cell office:value-type="float" office:value="148386" calcext:value-type="float">
            <text:p>148386</text:p>
          </table:table-cell>
        </table:table-row>
        <table:table-row table:style-name="ro1">
          <table:table-cell office:value-type="float" office:value="154732" calcext:value-type="float">
            <text:p>154732</text:p>
          </table:table-cell>
        </table:table-row>
        <table:table-row table:style-name="ro1">
          <table:table-cell office:value-type="float" office:value="148682" calcext:value-type="float">
            <text:p>148682</text:p>
          </table:table-cell>
        </table:table-row>
        <table:table-row table:style-name="ro1">
          <table:table-cell office:value-type="float" office:value="157257" calcext:value-type="float">
            <text:p>157257</text:p>
          </table:table-cell>
        </table:table-row>
        <table:table-row table:style-name="ro1">
          <table:table-cell office:value-type="float" office:value="166401" calcext:value-type="float">
            <text:p>166401</text:p>
          </table:table-cell>
        </table:table-row>
        <table:table-row table:style-name="ro1">
          <table:table-cell office:value-type="float" office:value="151328" calcext:value-type="float">
            <text:p>151328</text:p>
          </table:table-cell>
        </table:table-row>
        <table:table-row table:style-name="ro1">
          <table:table-cell office:value-type="float" office:value="179636" calcext:value-type="float">
            <text:p>179636</text:p>
          </table:table-cell>
        </table:table-row>
        <table:table-row table:style-name="ro1">
          <table:table-cell office:value-type="float" office:value="153256" calcext:value-type="float">
            <text:p>153256</text:p>
          </table:table-cell>
        </table:table-row>
        <table:table-row table:style-name="ro1">
          <table:table-cell office:value-type="float" office:value="165589" calcext:value-type="float">
            <text:p>165589</text:p>
          </table:table-cell>
        </table:table-row>
        <table:table-row table:style-name="ro1">
          <table:table-cell office:value-type="float" office:value="164437" calcext:value-type="float">
            <text:p>164437</text:p>
          </table:table-cell>
        </table:table-row>
        <table:table-row table:style-name="ro1">
          <table:table-cell office:value-type="float" office:value="155633" calcext:value-type="float">
            <text:p>155633</text:p>
          </table:table-cell>
        </table:table-row>
        <table:table-row table:style-name="ro1">
          <table:table-cell office:value-type="float" office:value="153388" calcext:value-type="float">
            <text:p>153388</text:p>
          </table:table-cell>
        </table:table-row>
        <table:table-row table:style-name="ro1">
          <table:table-cell office:value-type="float" office:value="157742" calcext:value-type="float">
            <text:p>157742</text:p>
          </table:table-cell>
        </table:table-row>
        <table:table-row table:style-name="ro1">
          <table:table-cell office:value-type="float" office:value="155428" calcext:value-type="float">
            <text:p>155428</text:p>
          </table:table-cell>
        </table:table-row>
        <table:table-row table:style-name="ro1">
          <table:table-cell office:value-type="float" office:value="159209" calcext:value-type="float">
            <text:p>159209</text:p>
          </table:table-cell>
        </table:table-row>
        <table:table-row table:style-name="ro1">
          <table:table-cell office:value-type="float" office:value="165116" calcext:value-type="float">
            <text:p>165116</text:p>
          </table:table-cell>
        </table:table-row>
        <table:table-row table:style-name="ro1">
          <table:table-cell office:value-type="float" office:value="156440" calcext:value-type="float">
            <text:p>156440</text:p>
          </table:table-cell>
        </table:table-row>
        <table:table-row table:style-name="ro1">
          <table:table-cell office:value-type="float" office:value="167159" calcext:value-type="float">
            <text:p>167159</text:p>
          </table:table-cell>
        </table:table-row>
        <table:table-row table:style-name="ro1">
          <table:table-cell office:value-type="float" office:value="149772" calcext:value-type="float">
            <text:p>149772</text:p>
          </table:table-cell>
        </table:table-row>
        <table:table-row table:style-name="ro1">
          <table:table-cell office:value-type="float" office:value="168241" calcext:value-type="float">
            <text:p>168241</text:p>
          </table:table-cell>
        </table:table-row>
        <table:table-row table:style-name="ro1">
          <table:table-cell office:value-type="float" office:value="163173" calcext:value-type="float">
            <text:p>163173</text:p>
          </table:table-cell>
        </table:table-row>
        <table:table-row table:style-name="ro1">
          <table:table-cell office:value-type="float" office:value="159664" calcext:value-type="float">
            <text:p>159664</text:p>
          </table:table-cell>
        </table:table-row>
        <table:table-row table:style-name="ro1">
          <table:table-cell office:value-type="float" office:value="165208" calcext:value-type="float">
            <text:p>165208</text:p>
          </table:table-cell>
        </table:table-row>
        <table:table-row table:style-name="ro1">
          <table:table-cell office:value-type="float" office:value="157157" calcext:value-type="float">
            <text:p>157157</text:p>
          </table:table-cell>
        </table:table-row>
        <table:table-row table:style-name="ro1">
          <table:table-cell office:value-type="float" office:value="152078" calcext:value-type="float">
            <text:p>152078</text:p>
          </table:table-cell>
        </table:table-row>
        <table:table-row table:style-name="ro1">
          <table:table-cell office:value-type="float" office:value="167384" calcext:value-type="float">
            <text:p>167384</text:p>
          </table:table-cell>
        </table:table-row>
        <table:table-row table:style-name="ro1">
          <table:table-cell office:value-type="float" office:value="167638" calcext:value-type="float">
            <text:p>167638</text:p>
          </table:table-cell>
        </table:table-row>
        <table:table-row table:style-name="ro1">
          <table:table-cell office:value-type="float" office:value="162340" calcext:value-type="float">
            <text:p>162340</text:p>
          </table:table-cell>
        </table:table-row>
        <table:table-row table:style-name="ro1">
          <table:table-cell office:value-type="float" office:value="157933" calcext:value-type="float">
            <text:p>157933</text:p>
          </table:table-cell>
        </table:table-row>
        <table:table-row table:style-name="ro1">
          <table:table-cell office:value-type="float" office:value="150771" calcext:value-type="float">
            <text:p>150771</text:p>
          </table:table-cell>
        </table:table-row>
        <table:table-row table:style-name="ro1">
          <table:table-cell office:value-type="float" office:value="152246" calcext:value-type="float">
            <text:p>152246</text:p>
          </table:table-cell>
        </table:table-row>
        <table:table-row table:style-name="ro1">
          <table:table-cell office:value-type="float" office:value="156868" calcext:value-type="float">
            <text:p>156868</text:p>
          </table:table-cell>
        </table:table-row>
        <table:table-row table:style-name="ro1">
          <table:table-cell office:value-type="float" office:value="149393" calcext:value-type="float">
            <text:p>149393</text:p>
          </table:table-cell>
        </table:table-row>
        <table:table-row table:style-name="ro1">
          <table:table-cell office:value-type="float" office:value="158624" calcext:value-type="float">
            <text:p>158624</text:p>
          </table:table-cell>
        </table:table-row>
        <table:table-row table:style-name="ro1">
          <table:table-cell office:value-type="float" office:value="162386" calcext:value-type="float">
            <text:p>162386</text:p>
          </table:table-cell>
        </table:table-row>
        <table:table-row table:style-name="ro1">
          <table:table-cell office:value-type="float" office:value="151412" calcext:value-type="float">
            <text:p>151412</text:p>
          </table:table-cell>
        </table:table-row>
        <table:table-row table:style-name="ro1">
          <table:table-cell office:value-type="float" office:value="149811" calcext:value-type="float">
            <text:p>149811</text:p>
          </table:table-cell>
        </table:table-row>
        <table:table-row table:style-name="ro1">
          <table:table-cell office:value-type="float" office:value="157831" calcext:value-type="float">
            <text:p>157831</text:p>
          </table:table-cell>
        </table:table-row>
        <table:table-row table:style-name="ro1">
          <table:table-cell office:value-type="float" office:value="157772" calcext:value-type="float">
            <text:p>157772</text:p>
          </table:table-cell>
        </table:table-row>
        <table:table-row table:style-name="ro1">
          <table:table-cell office:value-type="float" office:value="157277" calcext:value-type="float">
            <text:p>157277</text:p>
          </table:table-cell>
        </table:table-row>
        <table:table-row table:style-name="ro1">
          <table:table-cell office:value-type="float" office:value="154374" calcext:value-type="float">
            <text:p>154374</text:p>
          </table:table-cell>
        </table:table-row>
        <table:table-row table:style-name="ro1">
          <table:table-cell office:value-type="float" office:value="155457" calcext:value-type="float">
            <text:p>155457</text:p>
          </table:table-cell>
        </table:table-row>
        <table:table-row table:style-name="ro1">
          <table:table-cell office:value-type="float" office:value="160967" calcext:value-type="float">
            <text:p>160967</text:p>
          </table:table-cell>
        </table:table-row>
        <table:table-row table:style-name="ro1">
          <table:table-cell office:value-type="float" office:value="159452" calcext:value-type="float">
            <text:p>159452</text:p>
          </table:table-cell>
        </table:table-row>
        <table:table-row table:style-name="ro1">
          <table:table-cell office:value-type="float" office:value="160133" calcext:value-type="float">
            <text:p>160133</text:p>
          </table:table-cell>
        </table:table-row>
        <table:table-row table:style-name="ro1">
          <table:table-cell office:value-type="float" office:value="151822" calcext:value-type="float">
            <text:p>151822</text:p>
          </table:table-cell>
        </table:table-row>
        <table:table-row table:style-name="ro1">
          <table:table-cell office:value-type="float" office:value="152721" calcext:value-type="float">
            <text:p>152721</text:p>
          </table:table-cell>
        </table:table-row>
        <table:table-row table:style-name="ro1">
          <table:table-cell office:value-type="float" office:value="158957" calcext:value-type="float">
            <text:p>158957</text:p>
          </table:table-cell>
        </table:table-row>
        <table:table-row table:style-name="ro1">
          <table:table-cell office:value-type="float" office:value="149314" calcext:value-type="float">
            <text:p>149314</text:p>
          </table:table-cell>
        </table:table-row>
        <table:table-row table:style-name="ro1">
          <table:table-cell office:value-type="float" office:value="148952" calcext:value-type="float">
            <text:p>148952</text:p>
          </table:table-cell>
        </table:table-row>
        <table:table-row table:style-name="ro1">
          <table:table-cell office:value-type="float" office:value="155759" calcext:value-type="float">
            <text:p>155759</text:p>
          </table:table-cell>
        </table:table-row>
        <table:table-row table:style-name="ro1">
          <table:table-cell office:value-type="float" office:value="151623" calcext:value-type="float">
            <text:p>151623</text:p>
          </table:table-cell>
        </table:table-row>
        <table:table-row table:style-name="ro1">
          <table:table-cell office:value-type="float" office:value="160622" calcext:value-type="float">
            <text:p>160622</text:p>
          </table:table-cell>
        </table:table-row>
        <table:table-row table:style-name="ro1">
          <table:table-cell office:value-type="float" office:value="149250" calcext:value-type="float">
            <text:p>149250</text:p>
          </table:table-cell>
        </table:table-row>
        <table:table-row table:style-name="ro1">
          <table:table-cell office:value-type="float" office:value="155481" calcext:value-type="float">
            <text:p>155481</text:p>
          </table:table-cell>
        </table:table-row>
        <table:table-row table:style-name="ro1">
          <table:table-cell office:value-type="float" office:value="147429" calcext:value-type="float">
            <text:p>147429</text:p>
          </table:table-cell>
        </table:table-row>
        <table:table-row table:style-name="ro1">
          <table:table-cell office:value-type="float" office:value="149289" calcext:value-type="float">
            <text:p>149289</text:p>
          </table:table-cell>
        </table:table-row>
        <table:table-row table:style-name="ro1">
          <table:table-cell office:value-type="float" office:value="152247" calcext:value-type="float">
            <text:p>152247</text:p>
          </table:table-cell>
        </table:table-row>
        <table:table-row table:style-name="ro1">
          <table:table-cell office:value-type="float" office:value="152407" calcext:value-type="float">
            <text:p>152407</text:p>
          </table:table-cell>
        </table:table-row>
        <table:table-row table:style-name="ro1">
          <table:table-cell office:value-type="float" office:value="151151" calcext:value-type="float">
            <text:p>151151</text:p>
          </table:table-cell>
        </table:table-row>
        <table:table-row table:style-name="ro1">
          <table:table-cell office:value-type="float" office:value="152046" calcext:value-type="float">
            <text:p>152046</text:p>
          </table:table-cell>
        </table:table-row>
        <table:table-row table:style-name="ro1">
          <table:table-cell office:value-type="float" office:value="152641" calcext:value-type="float">
            <text:p>152641</text:p>
          </table:table-cell>
        </table:table-row>
        <table:table-row table:style-name="ro1">
          <table:table-cell office:value-type="float" office:value="150384" calcext:value-type="float">
            <text:p>150384</text:p>
          </table:table-cell>
        </table:table-row>
        <table:table-row table:style-name="ro1">
          <table:table-cell office:value-type="float" office:value="167234" calcext:value-type="float">
            <text:p>167234</text:p>
          </table:table-cell>
        </table:table-row>
        <table:table-row table:style-name="ro1">
          <table:table-cell office:value-type="float" office:value="163370" calcext:value-type="float">
            <text:p>163370</text:p>
          </table:table-cell>
        </table:table-row>
        <table:table-row table:style-name="ro1">
          <table:table-cell office:value-type="float" office:value="152904" calcext:value-type="float">
            <text:p>152904</text:p>
          </table:table-cell>
        </table:table-row>
        <table:table-row table:style-name="ro1">
          <table:table-cell office:value-type="float" office:value="155549" calcext:value-type="float">
            <text:p>155549</text:p>
          </table:table-cell>
        </table:table-row>
        <table:table-row table:style-name="ro1">
          <table:table-cell office:value-type="float" office:value="151495" calcext:value-type="float">
            <text:p>151495</text:p>
          </table:table-cell>
        </table:table-row>
        <table:table-row table:style-name="ro1">
          <table:table-cell office:value-type="float" office:value="158198" calcext:value-type="float">
            <text:p>158198</text:p>
          </table:table-cell>
        </table:table-row>
        <table:table-row table:style-name="ro1">
          <table:table-cell office:value-type="float" office:value="152052" calcext:value-type="float">
            <text:p>152052</text:p>
          </table:table-cell>
        </table:table-row>
        <table:table-row table:style-name="ro1">
          <table:table-cell office:value-type="float" office:value="151922" calcext:value-type="float">
            <text:p>151922</text:p>
          </table:table-cell>
        </table:table-row>
        <table:table-row table:style-name="ro1">
          <table:table-cell office:value-type="float" office:value="154259" calcext:value-type="float">
            <text:p>154259</text:p>
          </table:table-cell>
        </table:table-row>
        <table:table-row table:style-name="ro1">
          <table:table-cell office:value-type="float" office:value="154321" calcext:value-type="float">
            <text:p>154321</text:p>
          </table:table-cell>
        </table:table-row>
        <table:table-row table:style-name="ro1">
          <table:table-cell office:value-type="float" office:value="152022" calcext:value-type="float">
            <text:p>152022</text:p>
          </table:table-cell>
        </table:table-row>
        <table:table-row table:style-name="ro1">
          <table:table-cell office:value-type="float" office:value="151564" calcext:value-type="float">
            <text:p>151564</text:p>
          </table:table-cell>
        </table:table-row>
        <table:table-row table:style-name="ro1">
          <table:table-cell office:value-type="float" office:value="153157" calcext:value-type="float">
            <text:p>153157</text:p>
          </table:table-cell>
        </table:table-row>
        <table:table-row table:style-name="ro1">
          <table:table-cell office:value-type="float" office:value="155516" calcext:value-type="float">
            <text:p>155516</text:p>
          </table:table-cell>
        </table:table-row>
        <table:table-row table:style-name="ro1">
          <table:table-cell office:value-type="float" office:value="154452" calcext:value-type="float">
            <text:p>154452</text:p>
          </table:table-cell>
        </table:table-row>
        <table:table-row table:style-name="ro1">
          <table:table-cell office:value-type="float" office:value="148467" calcext:value-type="float">
            <text:p>148467</text:p>
          </table:table-cell>
        </table:table-row>
        <table:table-row table:style-name="ro1">
          <table:table-cell office:value-type="float" office:value="152474" calcext:value-type="float">
            <text:p>152474</text:p>
          </table:table-cell>
        </table:table-row>
        <table:table-row table:style-name="ro1">
          <table:table-cell office:value-type="float" office:value="156260" calcext:value-type="float">
            <text:p>156260</text:p>
          </table:table-cell>
        </table:table-row>
        <table:table-row table:style-name="ro1">
          <table:table-cell office:value-type="float" office:value="170700" calcext:value-type="float">
            <text:p>170700</text:p>
          </table:table-cell>
        </table:table-row>
        <table:table-row table:style-name="ro1">
          <table:table-cell office:value-type="float" office:value="154640" calcext:value-type="float">
            <text:p>154640</text:p>
          </table:table-cell>
        </table:table-row>
        <table:table-row table:style-name="ro1">
          <table:table-cell office:value-type="float" office:value="151908" calcext:value-type="float">
            <text:p>151908</text:p>
          </table:table-cell>
        </table:table-row>
        <table:table-row table:style-name="ro1">
          <table:table-cell office:value-type="float" office:value="153653" calcext:value-type="float">
            <text:p>153653</text:p>
          </table:table-cell>
        </table:table-row>
        <table:table-row table:style-name="ro1">
          <table:table-cell office:value-type="float" office:value="160267" calcext:value-type="float">
            <text:p>160267</text:p>
          </table:table-cell>
        </table:table-row>
        <table:table-row table:style-name="ro1">
          <table:table-cell office:value-type="float" office:value="153955" calcext:value-type="float">
            <text:p>153955</text:p>
          </table:table-cell>
        </table:table-row>
        <table:table-row table:style-name="ro1">
          <table:table-cell office:value-type="float" office:value="158858" calcext:value-type="float">
            <text:p>158858</text:p>
          </table:table-cell>
        </table:table-row>
        <table:table-row table:style-name="ro1">
          <table:table-cell office:value-type="float" office:value="151018" calcext:value-type="float">
            <text:p>151018</text:p>
          </table:table-cell>
        </table:table-row>
        <table:table-row table:style-name="ro1">
          <table:table-cell office:value-type="float" office:value="156948" calcext:value-type="float">
            <text:p>156948</text:p>
          </table:table-cell>
        </table:table-row>
        <table:table-row table:style-name="ro1">
          <table:table-cell office:value-type="float" office:value="167298" calcext:value-type="float">
            <text:p>167298</text:p>
          </table:table-cell>
        </table:table-row>
        <table:table-row table:style-name="ro1">
          <table:table-cell office:value-type="float" office:value="158596" calcext:value-type="float">
            <text:p>158596</text:p>
          </table:table-cell>
        </table:table-row>
        <table:table-row table:style-name="ro1">
          <table:table-cell office:value-type="float" office:value="158113" calcext:value-type="float">
            <text:p>158113</text:p>
          </table:table-cell>
        </table:table-row>
        <table:table-row table:style-name="ro1">
          <table:table-cell office:value-type="float" office:value="155722" calcext:value-type="float">
            <text:p>155722</text:p>
          </table:table-cell>
        </table:table-row>
        <table:table-row table:style-name="ro1">
          <table:table-cell office:value-type="float" office:value="152407" calcext:value-type="float">
            <text:p>152407</text:p>
          </table:table-cell>
        </table:table-row>
        <table:table-row table:style-name="ro1">
          <table:table-cell office:value-type="float" office:value="154419" calcext:value-type="float">
            <text:p>154419</text:p>
          </table:table-cell>
        </table:table-row>
        <table:table-row table:style-name="ro1">
          <table:table-cell office:value-type="float" office:value="158125" calcext:value-type="float">
            <text:p>158125</text:p>
          </table:table-cell>
        </table:table-row>
        <table:table-row table:style-name="ro1">
          <table:table-cell office:value-type="float" office:value="159829" calcext:value-type="float">
            <text:p>159829</text:p>
          </table:table-cell>
        </table:table-row>
        <table:table-row table:style-name="ro1">
          <table:table-cell office:value-type="float" office:value="149888" calcext:value-type="float">
            <text:p>149888</text:p>
          </table:table-cell>
        </table:table-row>
        <table:table-row table:style-name="ro1">
          <table:table-cell office:value-type="float" office:value="153800" calcext:value-type="float">
            <text:p>153800</text:p>
          </table:table-cell>
        </table:table-row>
        <table:table-row table:style-name="ro1">
          <table:table-cell office:value-type="float" office:value="153612" calcext:value-type="float">
            <text:p>153612</text:p>
          </table:table-cell>
        </table:table-row>
        <table:table-row table:style-name="ro1">
          <table:table-cell office:value-type="float" office:value="155139" calcext:value-type="float">
            <text:p>155139</text:p>
          </table:table-cell>
        </table:table-row>
        <table:table-row table:style-name="ro1">
          <table:table-cell office:value-type="float" office:value="157668" calcext:value-type="float">
            <text:p>157668</text:p>
          </table:table-cell>
        </table:table-row>
        <table:table-row table:style-name="ro1">
          <table:table-cell office:value-type="float" office:value="157865" calcext:value-type="float">
            <text:p>157865</text:p>
          </table:table-cell>
        </table:table-row>
        <table:table-row table:style-name="ro1">
          <table:table-cell office:value-type="float" office:value="165268" calcext:value-type="float">
            <text:p>165268</text:p>
          </table:table-cell>
        </table:table-row>
        <table:table-row table:style-name="ro1">
          <table:table-cell office:value-type="float" office:value="153686" calcext:value-type="float">
            <text:p>153686</text:p>
          </table:table-cell>
        </table:table-row>
        <table:table-row table:style-name="ro1">
          <table:table-cell office:value-type="float" office:value="153097" calcext:value-type="float">
            <text:p>153097</text:p>
          </table:table-cell>
        </table:table-row>
        <table:table-row table:style-name="ro1">
          <table:table-cell office:value-type="float" office:value="160465" calcext:value-type="float">
            <text:p>160465</text:p>
          </table:table-cell>
        </table:table-row>
        <table:table-row table:style-name="ro1">
          <table:table-cell office:value-type="float" office:value="165789" calcext:value-type="float">
            <text:p>165789</text:p>
          </table:table-cell>
        </table:table-row>
        <table:table-row table:style-name="ro1">
          <table:table-cell office:value-type="float" office:value="150947" calcext:value-type="float">
            <text:p>150947</text:p>
          </table:table-cell>
        </table:table-row>
        <table:table-row table:style-name="ro1">
          <table:table-cell office:value-type="float" office:value="159649" calcext:value-type="float">
            <text:p>159649</text:p>
          </table:table-cell>
        </table:table-row>
        <table:table-row table:style-name="ro1">
          <table:table-cell office:value-type="float" office:value="157263" calcext:value-type="float">
            <text:p>157263</text:p>
          </table:table-cell>
        </table:table-row>
        <table:table-row table:style-name="ro1">
          <table:table-cell office:value-type="float" office:value="163096" calcext:value-type="float">
            <text:p>163096</text:p>
          </table:table-cell>
        </table:table-row>
        <table:table-row table:style-name="ro1">
          <table:table-cell office:value-type="float" office:value="149625" calcext:value-type="float">
            <text:p>149625</text:p>
          </table:table-cell>
        </table:table-row>
        <table:table-row table:style-name="ro1">
          <table:table-cell office:value-type="float" office:value="151623" calcext:value-type="float">
            <text:p>151623</text:p>
          </table:table-cell>
        </table:table-row>
        <table:table-row table:style-name="ro1">
          <table:table-cell office:value-type="float" office:value="148436" calcext:value-type="float">
            <text:p>148436</text:p>
          </table:table-cell>
        </table:table-row>
        <table:table-row table:style-name="ro1">
          <table:table-cell office:value-type="float" office:value="154250" calcext:value-type="float">
            <text:p>154250</text:p>
          </table:table-cell>
        </table:table-row>
        <table:table-row table:style-name="ro1">
          <table:table-cell office:value-type="float" office:value="165488" calcext:value-type="float">
            <text:p>165488</text:p>
          </table:table-cell>
        </table:table-row>
        <table:table-row table:style-name="ro1">
          <table:table-cell office:value-type="float" office:value="156896" calcext:value-type="float">
            <text:p>156896</text:p>
          </table:table-cell>
        </table:table-row>
        <table:table-row table:style-name="ro1">
          <table:table-cell office:value-type="float" office:value="152378" calcext:value-type="float">
            <text:p>152378</text:p>
          </table:table-cell>
        </table:table-row>
        <table:table-row table:style-name="ro1">
          <table:table-cell office:value-type="float" office:value="146690" calcext:value-type="float">
            <text:p>146690</text:p>
          </table:table-cell>
        </table:table-row>
        <table:table-row table:style-name="ro1">
          <table:table-cell office:value-type="float" office:value="153232" calcext:value-type="float">
            <text:p>153232</text:p>
          </table:table-cell>
        </table:table-row>
        <table:table-row table:style-name="ro1">
          <table:table-cell office:value-type="float" office:value="146427" calcext:value-type="float">
            <text:p>146427</text:p>
          </table:table-cell>
        </table:table-row>
        <table:table-row table:style-name="ro1">
          <table:table-cell office:value-type="float" office:value="151679" calcext:value-type="float">
            <text:p>151679</text:p>
          </table:table-cell>
        </table:table-row>
        <table:table-row table:style-name="ro1">
          <table:table-cell office:value-type="float" office:value="154438" calcext:value-type="float">
            <text:p>154438</text:p>
          </table:table-cell>
        </table:table-row>
        <table:table-row table:style-name="ro1">
          <table:table-cell office:value-type="float" office:value="154485" calcext:value-type="float">
            <text:p>154485</text:p>
          </table:table-cell>
        </table:table-row>
        <table:table-row table:style-name="ro1">
          <table:table-cell office:value-type="float" office:value="156208" calcext:value-type="float">
            <text:p>156208</text:p>
          </table:table-cell>
        </table:table-row>
        <table:table-row table:style-name="ro1">
          <table:table-cell office:value-type="float" office:value="148759" calcext:value-type="float">
            <text:p>148759</text:p>
          </table:table-cell>
        </table:table-row>
        <table:table-row table:style-name="ro1">
          <table:table-cell office:value-type="float" office:value="173368" calcext:value-type="float">
            <text:p>173368</text:p>
          </table:table-cell>
        </table:table-row>
        <table:table-row table:style-name="ro1">
          <table:table-cell office:value-type="float" office:value="152972" calcext:value-type="float">
            <text:p>152972</text:p>
          </table:table-cell>
        </table:table-row>
        <table:table-row table:style-name="ro1">
          <table:table-cell office:value-type="float" office:value="150035" calcext:value-type="float">
            <text:p>150035</text:p>
          </table:table-cell>
        </table:table-row>
        <table:table-row table:style-name="ro1">
          <table:table-cell office:value-type="float" office:value="158160" calcext:value-type="float">
            <text:p>158160</text:p>
          </table:table-cell>
        </table:table-row>
        <table:table-row table:style-name="ro1">
          <table:table-cell office:value-type="float" office:value="159682" calcext:value-type="float">
            <text:p>159682</text:p>
          </table:table-cell>
        </table:table-row>
        <table:table-row table:style-name="ro1">
          <table:table-cell office:value-type="float" office:value="157987" calcext:value-type="float">
            <text:p>157987</text:p>
          </table:table-cell>
        </table:table-row>
        <table:table-row table:style-name="ro1">
          <table:table-cell office:value-type="float" office:value="156646" calcext:value-type="float">
            <text:p>156646</text:p>
          </table:table-cell>
        </table:table-row>
        <table:table-row table:style-name="ro1">
          <table:table-cell office:value-type="float" office:value="148907" calcext:value-type="float">
            <text:p>148907</text:p>
          </table:table-cell>
        </table:table-row>
        <table:table-row table:style-name="ro1">
          <table:table-cell office:value-type="float" office:value="155095" calcext:value-type="float">
            <text:p>155095</text:p>
          </table:table-cell>
        </table:table-row>
        <table:table-row table:style-name="ro1">
          <table:table-cell office:value-type="float" office:value="152324" calcext:value-type="float">
            <text:p>152324</text:p>
          </table:table-cell>
        </table:table-row>
        <table:table-row table:style-name="ro1">
          <table:table-cell office:value-type="float" office:value="161899" calcext:value-type="float">
            <text:p>161899</text:p>
          </table:table-cell>
        </table:table-row>
        <table:table-row table:style-name="ro1">
          <table:table-cell office:value-type="float" office:value="184412" calcext:value-type="float">
            <text:p>184412</text:p>
          </table:table-cell>
        </table:table-row>
        <table:table-row table:style-name="ro1">
          <table:table-cell office:value-type="float" office:value="148620" calcext:value-type="float">
            <text:p>148620</text:p>
          </table:table-cell>
        </table:table-row>
        <table:table-row table:style-name="ro1">
          <table:table-cell office:value-type="float" office:value="153300" calcext:value-type="float">
            <text:p>153300</text:p>
          </table:table-cell>
        </table:table-row>
        <table:table-row table:style-name="ro1">
          <table:table-cell office:value-type="float" office:value="152990" calcext:value-type="float">
            <text:p>152990</text:p>
          </table:table-cell>
        </table:table-row>
        <table:table-row table:style-name="ro1">
          <table:table-cell office:value-type="float" office:value="151134" calcext:value-type="float">
            <text:p>151134</text:p>
          </table:table-cell>
        </table:table-row>
        <table:table-row table:style-name="ro1">
          <table:table-cell office:value-type="float" office:value="153254" calcext:value-type="float">
            <text:p>153254</text:p>
          </table:table-cell>
        </table:table-row>
        <table:table-row table:style-name="ro1">
          <table:table-cell office:value-type="float" office:value="151445" calcext:value-type="float">
            <text:p>151445</text:p>
          </table:table-cell>
        </table:table-row>
        <table:table-row table:style-name="ro1">
          <table:table-cell office:value-type="float" office:value="151739" calcext:value-type="float">
            <text:p>151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54:57.739243379</meta:creation-date>
    <dc:date>2018-05-09T15:57:27.508966677</dc:date>
    <meta:editing-duration>PT2M31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819cm" svg:y="4.198cm" style:legend-expansion="high" chart:style-name="ch2"/>
        <chart:plot-area chart:style-name="ch3" table:cell-range-address="Sheet1.A1:Sheet1.A500" svg:x="0.761cm" svg:y="0.179cm" svg:width="34.297cm" svg:height="8.636cm">
          <chartooo:coordinate-region svg:x="2.123cm" svg:y="0.3cm" svg:width="32.93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817">
                <text:p>116817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283">
                <text:p>63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81">
                <text:p>62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338">
                <text:p>59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28">
                <text:p>58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48">
                <text:p>6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345">
                <text:p>60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036">
                <text:p>58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495">
                <text:p>66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20">
                <text:p>95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714">
                <text:p>13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420">
                <text:p>1354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020">
                <text:p>131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709">
                <text:p>137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766">
                <text:p>141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510">
                <text:p>136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332">
                <text:p>136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330">
                <text:p>134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737">
                <text:p>135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653">
                <text:p>137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832">
                <text:p>135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699">
                <text:p>141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895">
                <text:p>136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0810">
                <text:p>1408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967">
                <text:p>133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491">
                <text:p>133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573">
                <text:p>140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623">
                <text:p>136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118">
                <text:p>134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605">
                <text:p>135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650">
                <text:p>1396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206">
                <text:p>130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104">
                <text:p>134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182">
                <text:p>140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250">
                <text:p>1412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99">
                <text:p>146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437">
                <text:p>145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2898">
                <text:p>1428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035">
                <text:p>132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392">
                <text:p>135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863">
                <text:p>132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516">
                <text:p>140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506">
                <text:p>134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486">
                <text:p>1324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688">
                <text:p>133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233">
                <text:p>147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2214">
                <text:p>132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825">
                <text:p>142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575">
                <text:p>137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408">
                <text:p>150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033">
                <text:p>145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85">
                <text:p>134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981">
                <text:p>135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933">
                <text:p>1319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127">
                <text:p>137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801">
                <text:p>140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601">
                <text:p>14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401">
                <text:p>142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330">
                <text:p>1463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909">
                <text:p>139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266">
                <text:p>138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6638">
                <text:p>1366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349">
                <text:p>140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352">
                <text:p>142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391">
                <text:p>134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454">
                <text:p>135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929">
                <text:p>1339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647">
                <text:p>130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595">
                <text:p>134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250">
                <text:p>1352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601">
                <text:p>130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556">
                <text:p>133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677">
                <text:p>1306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0908">
                <text:p>130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410">
                <text:p>1284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350">
                <text:p>1303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012">
                <text:p>129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715">
                <text:p>1307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183">
                <text:p>127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696">
                <text:p>128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521">
                <text:p>1285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469">
                <text:p>127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666">
                <text:p>126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819">
                <text:p>1278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6959">
                <text:p>126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414">
                <text:p>127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9201">
                <text:p>129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9503">
                <text:p>129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8197">
                <text:p>128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997">
                <text:p>127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232">
                <text:p>128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962">
                <text:p>133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269">
                <text:p>129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439">
                <text:p>127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2062">
                <text:p>132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989">
                <text:p>1279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610">
                <text:p>1326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5125">
                <text:p>145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099">
                <text:p>144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948">
                <text:p>1509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395">
                <text:p>165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350">
                <text:p>1493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3359">
                <text:p>1533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2022">
                <text:p>162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153">
                <text:p>145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383">
                <text:p>1453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5400">
                <text:p>145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711">
                <text:p>1467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822">
                <text:p>1468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629">
                <text:p>1586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5770">
                <text:p>1457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5993">
                <text:p>1459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798">
                <text:p>1447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471">
                <text:p>144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336">
                <text:p>1443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432">
                <text:p>146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048">
                <text:p>147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7728">
                <text:p>147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5289">
                <text:p>1452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069">
                <text:p>146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923">
                <text:p>145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078">
                <text:p>149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9722">
                <text:p>1597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4232">
                <text:p>154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1023">
                <text:p>1610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952">
                <text:p>1479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073">
                <text:p>148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225">
                <text:p>1452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633">
                <text:p>145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772">
                <text:p>14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890">
                <text:p>147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299">
                <text:p>1502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7133">
                <text:p>1471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662">
                <text:p>149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7649">
                <text:p>157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468">
                <text:p>152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184">
                <text:p>157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1117">
                <text:p>1511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409">
                <text:p>1544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464">
                <text:p>1494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264">
                <text:p>150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461">
                <text:p>1524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254">
                <text:p>1492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4800">
                <text:p>154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1137">
                <text:p>15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770">
                <text:p>1557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743">
                <text:p>16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967">
                <text:p>155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518">
                <text:p>1615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963">
                <text:p>1539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619">
                <text:p>1576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982">
                <text:p>1509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955">
                <text:p>1549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390">
                <text:p>1633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736">
                <text:p>1557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695">
                <text:p>1546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4858">
                <text:p>154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272">
                <text:p>159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741">
                <text:p>154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0484">
                <text:p>1504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506">
                <text:p>1545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785">
                <text:p>1547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936">
                <text:p>1639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0089">
                <text:p>1600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6334">
                <text:p>156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2847">
                <text:p>152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036">
                <text:p>15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613">
                <text:p>1506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9268">
                <text:p>1592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283">
                <text:p>1502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608">
                <text:p>1536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434">
                <text:p>155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1851">
                <text:p>151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488">
                <text:p>148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0364">
                <text:p>160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2468">
                <text:p>1524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9109">
                <text:p>1591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4889">
                <text:p>1748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8279">
                <text:p>158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1163">
                <text:p>151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971">
                <text:p>155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1150">
                <text:p>1511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3862">
                <text:p>1538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282">
                <text:p>1552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845">
                <text:p>1648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9231">
                <text:p>1592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450">
                <text:p>1654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3113">
                <text:p>1531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8618">
                <text:p>1586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392">
                <text:p>1713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6453">
                <text:p>156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6039">
                <text:p>1560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6941">
                <text:p>156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9543">
                <text:p>1495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539">
                <text:p>1625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477">
                <text:p>1574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340">
                <text:p>1523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419">
                <text:p>1544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1739">
                <text:p>1517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933">
                <text:p>1549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8698">
                <text:p>158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0030">
                <text:p>1600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9745">
                <text:p>159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617">
                <text:p>1536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452">
                <text:p>1594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876">
                <text:p>1538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0331">
                <text:p>1603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2578">
                <text:p>1725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8521">
                <text:p>1585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9756">
                <text:p>1697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1693">
                <text:p>1716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4402">
                <text:p>1544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2376">
                <text:p>152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4681">
                <text:p>1546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059">
                <text:p>1590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9944">
                <text:p>1899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304">
                <text:p>1493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3483">
                <text:p>1534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5931">
                <text:p>1559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0739">
                <text:p>1607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2075">
                <text:p>1520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3206">
                <text:p>1532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8737">
                <text:p>1787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1681">
                <text:p>1516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968">
                <text:p>1559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4372">
                <text:p>1543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914">
                <text:p>1529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8264">
                <text:p>158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5225">
                <text:p>155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685">
                <text:p>1636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2912">
                <text:p>1629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7717">
                <text:p>167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9093">
                <text:p>1590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0775">
                <text:p>1607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0851">
                <text:p>1608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7993">
                <text:p>1679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4689">
                <text:p>1546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6254">
                <text:p>1562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9133">
                <text:p>1591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4837">
                <text:p>1648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9061">
                <text:p>1590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4605">
                <text:p>1646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6455">
                <text:p>156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937">
                <text:p>1559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7316">
                <text:p>1773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7046">
                <text:p>167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8772">
                <text:p>1687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1109">
                <text:p>1511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4531">
                <text:p>1545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3947">
                <text:p>1739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8772">
                <text:p>1587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4098">
                <text:p>1740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822">
                <text:p>16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8869">
                <text:p>1588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9401">
                <text:p>1594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7994">
                <text:p>1579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0222">
                <text:p>1602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356">
                <text:p>1553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9873">
                <text:p>1598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7384">
                <text:p>1573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9559">
                <text:p>1595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714">
                <text:p>1547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449">
                <text:p>1544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2247">
                <text:p>1522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070">
                <text:p>1510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5421">
                <text:p>1554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8808">
                <text:p>1588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400">
                <text:p>1534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0060">
                <text:p>1500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9874">
                <text:p>1498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7221">
                <text:p>1572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7149">
                <text:p>1571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731">
                <text:p>1637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0635">
                <text:p>1706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425">
                <text:p>1504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5651">
                <text:p>1556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232">
                <text:p>1502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4280">
                <text:p>1542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7858">
                <text:p>1678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5290">
                <text:p>1752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4995">
                <text:p>1549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4505">
                <text:p>1545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4370">
                <text:p>1543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9288">
                <text:p>1592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0160">
                <text:p>15016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193">
                <text:p>1551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4718">
                <text:p>1547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8440">
                <text:p>1584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4689">
                <text:p>1646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7946">
                <text:p>1679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6913">
                <text:p>1569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3724">
                <text:p>1537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6809">
                <text:p>1568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5419">
                <text:p>1554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3314">
                <text:p>1533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3727">
                <text:p>1637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2693">
                <text:p>1726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640">
                <text:p>1566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4552">
                <text:p>1545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2494">
                <text:p>162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914">
                <text:p>1549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7084">
                <text:p>1570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8103">
                <text:p>1681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0402">
                <text:p>1704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6907">
                <text:p>1769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3845">
                <text:p>1638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126">
                <text:p>1651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9558">
                <text:p>1595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430">
                <text:p>1554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0522">
                <text:p>1605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7788">
                <text:p>157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941">
                <text:p>151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6540">
                <text:p>1565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3698">
                <text:p>1536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0491">
                <text:p>1504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6948">
                <text:p>156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9662">
                <text:p>1496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902">
                <text:p>1549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1687">
                <text:p>1516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5217">
                <text:p>1552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25">
                <text:p>1659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0504">
                <text:p>1505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0080">
                <text:p>1600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310">
                <text:p>1633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8111">
                <text:p>1581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633">
                <text:p>1636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9373">
                <text:p>1593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1976">
                <text:p>1619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8482">
                <text:p>1684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2369">
                <text:p>1623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3349">
                <text:p>1633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4995">
                <text:p>1749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9638">
                <text:p>1696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6382">
                <text:p>1663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9136">
                <text:p>159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8178">
                <text:p>1481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673">
                <text:p>1496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1854">
                <text:p>1518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2510">
                <text:p>1525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3411">
                <text:p>1534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635">
                <text:p>1496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0875">
                <text:p>1508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1639">
                <text:p>1516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3796">
                <text:p>1637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7401">
                <text:p>1574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8915">
                <text:p>1589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5732">
                <text:p>1557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410">
                <text:p>1504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225">
                <text:p>157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2398">
                <text:p>1523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3554">
                <text:p>1535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8386">
                <text:p>1483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4732">
                <text:p>1547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682">
                <text:p>148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7257">
                <text:p>1572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6401">
                <text:p>1664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1328">
                <text:p>1513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636">
                <text:p>1796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3256">
                <text:p>1532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5589">
                <text:p>1655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437">
                <text:p>1644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5633">
                <text:p>1556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3388">
                <text:p>1533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7742">
                <text:p>1577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5428">
                <text:p>1554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9209">
                <text:p>1592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5116">
                <text:p>1651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440">
                <text:p>15644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7159">
                <text:p>1671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772">
                <text:p>1497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8241">
                <text:p>1682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3173">
                <text:p>163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9664">
                <text:p>159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5208">
                <text:p>165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7157">
                <text:p>1571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2078">
                <text:p>1520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7384">
                <text:p>1673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7638">
                <text:p>1676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2340">
                <text:p>1623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7933">
                <text:p>1579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0771">
                <text:p>150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246">
                <text:p>1522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6868">
                <text:p>1568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393">
                <text:p>1493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624">
                <text:p>1586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2386">
                <text:p>1623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1412">
                <text:p>1514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811">
                <text:p>1498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7831">
                <text:p>1578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7772">
                <text:p>1577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277">
                <text:p>1572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374">
                <text:p>1543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457">
                <text:p>1554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0967">
                <text:p>1609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9452">
                <text:p>1594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0133">
                <text:p>1601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1822">
                <text:p>1518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721">
                <text:p>1527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8957">
                <text:p>1589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314">
                <text:p>1493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8952">
                <text:p>1489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5759">
                <text:p>1557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0622">
                <text:p>1606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250">
                <text:p>1492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5481">
                <text:p>1554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7429">
                <text:p>1474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289">
                <text:p>1492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2247">
                <text:p>1522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2407">
                <text:p>152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1151">
                <text:p>1511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2046">
                <text:p>1520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641">
                <text:p>1526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0384">
                <text:p>1503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234">
                <text:p>1672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3370">
                <text:p>1633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904">
                <text:p>1529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5549">
                <text:p>1555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1495">
                <text:p>1514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198">
                <text:p>1581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2052">
                <text:p>1520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922">
                <text:p>1519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4259">
                <text:p>1542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4321">
                <text:p>1543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2022">
                <text:p>1520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1564">
                <text:p>1515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3157">
                <text:p>1531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5516">
                <text:p>1555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452">
                <text:p>1544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8467">
                <text:p>1484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2474">
                <text:p>1524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6260">
                <text:p>1562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700">
                <text:p>1707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4640">
                <text:p>1546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1908">
                <text:p>1519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3653">
                <text:p>1536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0267">
                <text:p>1602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3955">
                <text:p>1539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8858">
                <text:p>1588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1018">
                <text:p>1510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6948">
                <text:p>1569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7298">
                <text:p>1672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8596">
                <text:p>1585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8113">
                <text:p>1581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5722">
                <text:p>1557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2407">
                <text:p>1524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4419">
                <text:p>1544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8125">
                <text:p>158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9829">
                <text:p>1598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888">
                <text:p>149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3800">
                <text:p>1538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3612">
                <text:p>1536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5139">
                <text:p>1551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7668">
                <text:p>1576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7865">
                <text:p>1578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268">
                <text:p>1652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3686">
                <text:p>1536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3097">
                <text:p>1530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0465">
                <text:p>1604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789">
                <text:p>1657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0947">
                <text:p>1509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9649">
                <text:p>1596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7263">
                <text:p>1572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3096">
                <text:p>1630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625">
                <text:p>1496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1623">
                <text:p>1516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8436">
                <text:p>1484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4250">
                <text:p>15425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5488">
                <text:p>1654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6896">
                <text:p>1568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2378">
                <text:p>1523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6690">
                <text:p>1466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3232">
                <text:p>1532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6427">
                <text:p>1464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1679">
                <text:p>1516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4438">
                <text:p>1544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4485">
                <text:p>1544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6208">
                <text:p>156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8759">
                <text:p>1487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3368">
                <text:p>173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2972">
                <text:p>1529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0035">
                <text:p>1500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8160">
                <text:p>1581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9682">
                <text:p>1596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987">
                <text:p>1579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6646">
                <text:p>1566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8907">
                <text:p>1489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5095">
                <text:p>1550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2324">
                <text:p>1523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1899">
                <text:p>1618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4412">
                <text:p>1844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8620">
                <text:p>1486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3300">
                <text:p>1533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2990">
                <text:p>1529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1134">
                <text:p>1511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3254">
                <text:p>1532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1445">
                <text:p>1514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1739">
                <text:p>151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